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79.74pt"/>
    </style:style>
    <style:style style:name="co13" style:family="table-column">
      <style:table-column-properties fo:break-before="auto" style:column-width="106.75pt"/>
    </style:style>
    <style:style style:name="co14" style:family="table-column">
      <style:table-column-properties fo:break-before="auto" style:column-width="90.5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-02-03-09-52-25-344859 - blocking2" table:style-name="ta1">
        <table:shapes>
          <draw:frame draw:z-index="0" draw:style-name="gr1" draw:text-style-name="P1" svg:width="962.36pt" svg:height="306.6pt" svg:x="94.14pt" svg:y="895.83pt">
            <loext:p draw:notify-on-update-of-ranges="'2018-02-03-09-52-25-344859 - blocking2'.A1:'2018-02-03-09-52-25-344859 - blocking2'.A1 '2018-02-03-09-52-25-344859 - blocking2'.A2:'2018-02-03-09-52-25-344859 - blocking2'.A69 '2018-02-03-09-52-25-344859 - blocking2'.M1:'2018-02-03-09-52-25-344859 - blocking2'.M1 '2018-02-03-09-52-25-344859 - blocking2'.M2:'2018-02-03-09-52-25-344859 - blocking2'.M69 '2018-02-03-09-52-25-344859 - blocking2'.N1:'2018-02-03-09-52-25-344859 - blocking2'.N1 '2018-02-03-09-52-25-344859 - blocking2'.N2:'2018-02-03-09-52-25-344859 - blocking2'.N69 '2018-02-03-09-52-25-344859 - blocking2'.O1:'2018-02-03-09-52-25-344859 - blocking2'.O1 '2018-02-03-09-52-25-344859 - blocking2'.O2:'2018-02-03-09-52-25-344859 - blocking2'.O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65.48pt" svg:height="305.83pt" svg:x="92.58pt" svg:y="1228.65pt">
            <loext:p draw:notify-on-update-of-ranges="'2018-02-03-09-52-25-344859 - blocking2'.A1:'2018-02-03-09-52-25-344859 - blocking2'.A1 '2018-02-03-09-52-25-344859 - blocking2'.A2:'2018-02-03-09-52-25-344859 - blocking2'.A69 '2018-02-03-09-52-25-344859 - blocking2'.B1:'2018-02-03-09-52-25-344859 - blocking2'.B1 '2018-02-03-09-52-25-344859 - blocking2'.B2:'2018-02-03-09-52-25-344859 - blocking2'.B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63.89pt" svg:height="306.6pt" svg:x="93.37pt" svg:y="1548.65pt">
            <loext:p draw:notify-on-update-of-ranges="'2018-02-03-09-52-25-344859 - blocking2'.A1:'2018-02-03-09-52-25-344859 - blocking2'.A1 '2018-02-03-09-52-25-344859 - blocking2'.A2:'2018-02-03-09-52-25-344859 - blocking2'.A69 '2018-02-03-09-52-25-344859 - blocking2'.I1:'2018-02-03-09-52-25-344859 - blocking2'.I1 '2018-02-03-09-52-25-344859 - blocking2'.I2:'2018-02-03-09-52-25-344859 - blocking2'.I69 '2018-02-03-09-52-25-344859 - blocking2'.J1:'2018-02-03-09-52-25-344859 - blocking2'.J1 '2018-02-03-09-52-25-344859 - blocking2'.J2:'2018-02-03-09-52-25-344859 - blocking2'.J69 '2018-02-03-09-52-25-344859 - blocking2'.K1:'2018-02-03-09-52-25-344859 - blocking2'.K1 '2018-02-03-09-52-25-344859 - blocking2'.K2:'2018-02-03-09-52-25-344859 - blocking2'.K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end_time</text:p>
          </table:table-cell>
          <table:table-cell office:value-type="string" calcext:value-type="string">
            <text:p>utilization_percent</text:p>
          </table:table-cell>
          <table:table-cell office:value-type="string" calcext:value-type="string">
            <text:p>thread_median_ms</text:p>
          </table:table-cell>
          <table:table-cell office:value-type="string" calcext:value-type="string">
            <text:p>thread_p90_ms</text:p>
          </table:table-cell>
          <table:table-cell office:value-type="string" calcext:value-type="string">
            <text:p>thread_max_ms</text:p>
          </table:table-cell>
          <table:table-cell office:value-type="string" calcext:value-type="string">
            <text:p>pool_median_ms</text:p>
          </table:table-cell>
          <table:table-cell office:value-type="string" calcext:value-type="string">
            <text:p>pool_p90_ms</text:p>
          </table:table-cell>
          <table:table-cell office:value-type="string" calcext:value-type="string">
            <text:p>pool_max_ms</text:p>
          </table:table-cell>
          <table:table-cell office:value-type="string" calcext:value-type="string">
            <text:p>waiting_median_percent</text:p>
          </table:table-cell>
          <table:table-cell office:value-type="string" calcext:value-type="string">
            <text:p>waiting_p90_percent</text:p>
          </table:table-cell>
          <table:table-cell office:value-type="string" calcext:value-type="string">
            <text:p>waiting_max_percent</text:p>
          </table:table-cell>
          <table:table-cell office:value-type="string" calcext:value-type="string">
            <text:p>num_responses</text:p>
          </table:table-cell>
          <table:table-cell office:value-type="string" calcext:value-type="string">
            <text:p>response_median_ms</text:p>
          </table:table-cell>
          <table:table-cell office:value-type="string" calcext:value-type="string">
            <text:p>response_p90_ms</text:p>
          </table:table-cell>
          <table:table-cell office:value-type="string" calcext:value-type="string">
            <text:p>response_max_ms</text:p>
          </table:table-cell>
        </table:table-row>
        <table:table-row table:style-name="ro1">
          <table:table-cell office:value-type="date" office:date-value="2018-02-03T09:46:35" calcext:value-type="date">
            <text:p>02/03/18 09:46 A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3T09:46:40" calcext:value-type="date">
            <text:p>02/03/18 09:46 A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3T09:46:45" calcext:value-type="date">
            <text:p>02/03/18 09:46 A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3T09:46:50" calcext:value-type="date">
            <text:p>02/03/18 09:46 AM</text:p>
          </table:table-cell>
          <table:table-cell office:value-type="float" office:value="160" calcext:value-type="float">
            <text:p>160</text:p>
          </table:table-cell>
          <table:table-cell office:value-type="float" office:value="500.226" calcext:value-type="float">
            <text:p>500.226</text:p>
          </table:table-cell>
          <table:table-cell office:value-type="float" office:value="500.3216" calcext:value-type="float">
            <text:p>500.3216</text:p>
          </table:table-cell>
          <table:table-cell office:value-type="float" office:value="500" calcext:value-type="float">
            <text:p>500</text:p>
          </table:table-cell>
          <table:table-cell office:value-type="float" office:value="500.518" calcext:value-type="float">
            <text:p>500.518</text:p>
          </table:table-cell>
          <table:table-cell office:value-type="float" office:value="500.6234" calcext:value-type="float">
            <text:p>500.6234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1.472" calcext:value-type="float">
            <text:p>501.472</text:p>
          </table:table-cell>
          <table:table-cell office:value-type="float" office:value="501.8326" calcext:value-type="float">
            <text:p>501.832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18-02-03T09:46:55" calcext:value-type="date">
            <text:p>02/03/18 09:46 AM</text:p>
          </table:table-cell>
          <table:table-cell office:value-type="float" office:value="494" calcext:value-type="float">
            <text:p>494</text:p>
          </table:table-cell>
          <table:table-cell office:value-type="float" office:value="500.142" calcext:value-type="float">
            <text:p>500.142</text:p>
          </table:table-cell>
          <table:table-cell office:value-type="float" office:value="500.191" calcext:value-type="float">
            <text:p>500.191</text:p>
          </table:table-cell>
          <table:table-cell office:value-type="float" office:value="500" calcext:value-type="float">
            <text:p>500</text:p>
          </table:table-cell>
          <table:table-cell office:value-type="float" office:value="500.194" calcext:value-type="float">
            <text:p>500.194</text:p>
          </table:table-cell>
          <table:table-cell office:value-type="float" office:value="500.249" calcext:value-type="float">
            <text:p>500.249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00.993" calcext:value-type="float">
            <text:p>500.993</text:p>
          </table:table-cell>
          <table:table-cell office:value-type="float" office:value="501.215" calcext:value-type="float">
            <text:p>501.21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47:00" calcext:value-type="date">
            <text:p>02/03/18 09:47 AM</text:p>
          </table:table-cell>
          <table:table-cell office:value-type="float" office:value="500" calcext:value-type="float">
            <text:p>500</text:p>
          </table:table-cell>
          <table:table-cell office:value-type="float" office:value="500.1275" calcext:value-type="float">
            <text:p>500.1275</text:p>
          </table:table-cell>
          <table:table-cell office:value-type="float" office:value="500.1531" calcext:value-type="float">
            <text:p>500.1531</text:p>
          </table:table-cell>
          <table:table-cell office:value-type="float" office:value="500" calcext:value-type="float">
            <text:p>500</text:p>
          </table:table-cell>
          <table:table-cell office:value-type="float" office:value="500.183" calcext:value-type="float">
            <text:p>500.183</text:p>
          </table:table-cell>
          <table:table-cell office:value-type="float" office:value="500.2172" calcext:value-type="float">
            <text:p>500.2172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827" calcext:value-type="float">
            <text:p>500.827</text:p>
          </table:table-cell>
          <table:table-cell office:value-type="float" office:value="500.9529" calcext:value-type="float">
            <text:p>500.952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47:05" calcext:value-type="date">
            <text:p>02/03/18 09:47 AM</text:p>
          </table:table-cell>
          <table:table-cell office:value-type="float" office:value="500" calcext:value-type="float">
            <text:p>500</text:p>
          </table:table-cell>
          <table:table-cell office:value-type="float" office:value="500.131" calcext:value-type="float">
            <text:p>500.131</text:p>
          </table:table-cell>
          <table:table-cell office:value-type="float" office:value="500.1587" calcext:value-type="float">
            <text:p>500.1587</text:p>
          </table:table-cell>
          <table:table-cell office:value-type="float" office:value="500" calcext:value-type="float">
            <text:p>500</text:p>
          </table:table-cell>
          <table:table-cell office:value-type="float" office:value="500.189" calcext:value-type="float">
            <text:p>500.189</text:p>
          </table:table-cell>
          <table:table-cell office:value-type="float" office:value="500.2462" calcext:value-type="float">
            <text:p>500.2462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7025" calcext:value-type="float">
            <text:p>500.7025</text:p>
          </table:table-cell>
          <table:table-cell office:value-type="float" office:value="500.8173" calcext:value-type="float">
            <text:p>500.817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47:10" calcext:value-type="date">
            <text:p>02/03/18 09:47 AM</text:p>
          </table:table-cell>
          <table:table-cell office:value-type="float" office:value="500" calcext:value-type="float">
            <text:p>500</text:p>
          </table:table-cell>
          <table:table-cell office:value-type="float" office:value="500.1215" calcext:value-type="float">
            <text:p>500.1215</text:p>
          </table:table-cell>
          <table:table-cell office:value-type="float" office:value="500.1462" calcext:value-type="float">
            <text:p>500.1462</text:p>
          </table:table-cell>
          <table:table-cell office:value-type="float" office:value="500" calcext:value-type="float">
            <text:p>500</text:p>
          </table:table-cell>
          <table:table-cell office:value-type="float" office:value="500.1835" calcext:value-type="float">
            <text:p>500.1835</text:p>
          </table:table-cell>
          <table:table-cell office:value-type="float" office:value="500.2402" calcext:value-type="float">
            <text:p>500.2402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6475" calcext:value-type="float">
            <text:p>500.6475</text:p>
          </table:table-cell>
          <table:table-cell office:value-type="float" office:value="500.7478" calcext:value-type="float">
            <text:p>500.74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47:15" calcext:value-type="date">
            <text:p>02/03/18 09:47 AM</text:p>
          </table:table-cell>
          <table:table-cell office:value-type="float" office:value="500" calcext:value-type="float">
            <text:p>500</text:p>
          </table:table-cell>
          <table:table-cell office:value-type="float" office:value="500.1225" calcext:value-type="float">
            <text:p>500.1225</text:p>
          </table:table-cell>
          <table:table-cell office:value-type="float" office:value="500.1453" calcext:value-type="float">
            <text:p>500.1453</text:p>
          </table:table-cell>
          <table:table-cell office:value-type="float" office:value="500" calcext:value-type="float">
            <text:p>500</text:p>
          </table:table-cell>
          <table:table-cell office:value-type="float" office:value="500.1815" calcext:value-type="float">
            <text:p>500.1815</text:p>
          </table:table-cell>
          <table:table-cell office:value-type="float" office:value="500.2659" calcext:value-type="float">
            <text:p>500.2659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614" calcext:value-type="float">
            <text:p>500.614</text:p>
          </table:table-cell>
          <table:table-cell office:value-type="float" office:value="500.7456" calcext:value-type="float">
            <text:p>500.745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47:20" calcext:value-type="date">
            <text:p>02/03/18 09:47 AM</text:p>
          </table:table-cell>
          <table:table-cell office:value-type="float" office:value="656" calcext:value-type="float">
            <text:p>656</text:p>
          </table:table-cell>
          <table:table-cell office:value-type="float" office:value="500.117" calcext:value-type="float">
            <text:p>500.117</text:p>
          </table:table-cell>
          <table:table-cell office:value-type="float" office:value="500.144" calcext:value-type="float">
            <text:p>500.144</text:p>
          </table:table-cell>
          <table:table-cell office:value-type="float" office:value="500" calcext:value-type="float">
            <text:p>500</text:p>
          </table:table-cell>
          <table:table-cell office:value-type="float" office:value="500.17" calcext:value-type="float">
            <text:p>500.17</text:p>
          </table:table-cell>
          <table:table-cell office:value-type="float" office:value="500.229" calcext:value-type="float">
            <text:p>500.229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0.537" calcext:value-type="float">
            <text:p>500.537</text:p>
          </table:table-cell>
          <table:table-cell office:value-type="float" office:value="500.6784" calcext:value-type="float">
            <text:p>500.678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47:25" calcext:value-type="date">
            <text:p>02/03/18 09:47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106" calcext:value-type="float">
            <text:p>500.106</text:p>
          </table:table-cell>
          <table:table-cell office:value-type="float" office:value="500.1411" calcext:value-type="float">
            <text:p>500.1411</text:p>
          </table:table-cell>
          <table:table-cell office:value-type="float" office:value="500" calcext:value-type="float">
            <text:p>500</text:p>
          </table:table-cell>
          <table:table-cell office:value-type="float" office:value="500.157" calcext:value-type="float">
            <text:p>500.157</text:p>
          </table:table-cell>
          <table:table-cell office:value-type="float" office:value="500.2131" calcext:value-type="float">
            <text:p>500.2131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4795" calcext:value-type="float">
            <text:p>500.4795</text:p>
          </table:table-cell>
          <table:table-cell office:value-type="float" office:value="500.5639" calcext:value-type="float">
            <text:p>500.563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47:30" calcext:value-type="date">
            <text:p>02/03/18 09:47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117" calcext:value-type="float">
            <text:p>500.117</text:p>
          </table:table-cell>
          <table:table-cell office:value-type="float" office:value="500.141" calcext:value-type="float">
            <text:p>500.141</text:p>
          </table:table-cell>
          <table:table-cell office:value-type="float" office:value="500" calcext:value-type="float">
            <text:p>500</text:p>
          </table:table-cell>
          <table:table-cell office:value-type="float" office:value="500.164" calcext:value-type="float">
            <text:p>500.164</text:p>
          </table:table-cell>
          <table:table-cell office:value-type="float" office:value="500.2065" calcext:value-type="float">
            <text:p>500.2065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461" calcext:value-type="float">
            <text:p>500.461</text:p>
          </table:table-cell>
          <table:table-cell office:value-type="float" office:value="500.5356" calcext:value-type="float">
            <text:p>500.535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47:35" calcext:value-type="date">
            <text:p>02/03/18 09:47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106" calcext:value-type="float">
            <text:p>500.106</text:p>
          </table:table-cell>
          <table:table-cell office:value-type="float" office:value="500.136" calcext:value-type="float">
            <text:p>500.136</text:p>
          </table:table-cell>
          <table:table-cell office:value-type="float" office:value="500" calcext:value-type="float">
            <text:p>500</text:p>
          </table:table-cell>
          <table:table-cell office:value-type="float" office:value="500.168" calcext:value-type="float">
            <text:p>500.168</text:p>
          </table:table-cell>
          <table:table-cell office:value-type="float" office:value="500.2115" calcext:value-type="float">
            <text:p>500.2115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436" calcext:value-type="float">
            <text:p>500.436</text:p>
          </table:table-cell>
          <table:table-cell office:value-type="float" office:value="500.5067" calcext:value-type="float">
            <text:p>500.506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47:40" calcext:value-type="date">
            <text:p>02/03/18 09:47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0965" calcext:value-type="float">
            <text:p>500.0965</text:p>
          </table:table-cell>
          <table:table-cell office:value-type="float" office:value="500.139" calcext:value-type="float">
            <text:p>500.139</text:p>
          </table:table-cell>
          <table:table-cell office:value-type="float" office:value="500" calcext:value-type="float">
            <text:p>500</text:p>
          </table:table-cell>
          <table:table-cell office:value-type="float" office:value="500.153" calcext:value-type="float">
            <text:p>500.153</text:p>
          </table:table-cell>
          <table:table-cell office:value-type="float" office:value="500.2075" calcext:value-type="float">
            <text:p>500.2075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4065" calcext:value-type="float">
            <text:p>500.4065</text:p>
          </table:table-cell>
          <table:table-cell office:value-type="float" office:value="500.457" calcext:value-type="float">
            <text:p>500.45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47:45" calcext:value-type="date">
            <text:p>02/03/18 09:47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1005" calcext:value-type="float">
            <text:p>500.1005</text:p>
          </table:table-cell>
          <table:table-cell office:value-type="float" office:value="500.133" calcext:value-type="float">
            <text:p>500.133</text:p>
          </table:table-cell>
          <table:table-cell office:value-type="float" office:value="500" calcext:value-type="float">
            <text:p>500</text:p>
          </table:table-cell>
          <table:table-cell office:value-type="float" office:value="500.152" calcext:value-type="float">
            <text:p>500.152</text:p>
          </table:table-cell>
          <table:table-cell office:value-type="float" office:value="500.1963" calcext:value-type="float">
            <text:p>500.1963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3995" calcext:value-type="float">
            <text:p>500.3995</text:p>
          </table:table-cell>
          <table:table-cell office:value-type="float" office:value="500.4715" calcext:value-type="float">
            <text:p>500.47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47:50" calcext:value-type="date">
            <text:p>02/03/18 09:47 AM</text:p>
          </table:table-cell>
          <table:table-cell office:value-type="float" office:value="1069" calcext:value-type="float">
            <text:p>1069</text:p>
          </table:table-cell>
          <table:table-cell office:value-type="float" office:value="500.1165" calcext:value-type="float">
            <text:p>500.1165</text:p>
          </table:table-cell>
          <table:table-cell office:value-type="float" office:value="500.1425" calcext:value-type="float">
            <text:p>500.1425</text:p>
          </table:table-cell>
          <table:table-cell office:value-type="float" office:value="500" calcext:value-type="float">
            <text:p>500</text:p>
          </table:table-cell>
          <table:table-cell office:value-type="float" office:value="500.182" calcext:value-type="float">
            <text:p>500.182</text:p>
          </table:table-cell>
          <table:table-cell office:value-type="float" office:value="671.0925" calcext:value-type="float">
            <text:p>671.0925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500.4455" calcext:value-type="float">
            <text:p>500.4455</text:p>
          </table:table-cell>
          <table:table-cell office:value-type="float" office:value="671.358" calcext:value-type="float">
            <text:p>671.35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18-02-03T09:47:55" calcext:value-type="date">
            <text:p>02/03/18 09:47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8" calcext:value-type="float">
            <text:p>500.118</text:p>
          </table:table-cell>
          <table:table-cell office:value-type="float" office:value="500.2031" calcext:value-type="float">
            <text:p>500.2031</text:p>
          </table:table-cell>
          <table:table-cell office:value-type="float" office:value="500" calcext:value-type="float">
            <text:p>500</text:p>
          </table:table-cell>
          <table:table-cell office:value-type="float" office:value="1249.0625" calcext:value-type="float">
            <text:p>1249.0625</text:p>
          </table:table-cell>
          <table:table-cell office:value-type="float" office:value="1647.8408" calcext:value-type="float">
            <text:p>1647.8408</text:p>
          </table:table-cell>
          <table:table-cell office:value-type="float" office:value="1746" calcext:value-type="float">
            <text:p>1746</text:p>
          </table:table-cell>
          <table:table-cell office:value-type="float" office:value="59.5" calcext:value-type="float">
            <text:p>59.5</text:p>
          </table:table-cell>
          <table:table-cell office:value-type="float" office:value="69.1" calcext:value-type="float">
            <text:p>69.1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1249.322" calcext:value-type="float">
            <text:p>1249.322</text:p>
          </table:table-cell>
          <table:table-cell office:value-type="float" office:value="1648.0803" calcext:value-type="float">
            <text:p>1648.0803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date" office:date-value="2018-02-03T09:48:00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75" calcext:value-type="float">
            <text:p>500.1175</text:p>
          </table:table-cell>
          <table:table-cell office:value-type="float" office:value="500.1472" calcext:value-type="float">
            <text:p>500.1472</text:p>
          </table:table-cell>
          <table:table-cell office:value-type="float" office:value="500" calcext:value-type="float">
            <text:p>500</text:p>
          </table:table-cell>
          <table:table-cell office:value-type="float" office:value="2258.962" calcext:value-type="float">
            <text:p>2258.962</text:p>
          </table:table-cell>
          <table:table-cell office:value-type="float" office:value="2653.2865" calcext:value-type="float">
            <text:p>2653.2865</text:p>
          </table:table-cell>
          <table:table-cell office:value-type="float" office:value="2752" calcext:value-type="float">
            <text:p>275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2259.2245" calcext:value-type="float">
            <text:p>2259.2245</text:p>
          </table:table-cell>
          <table:table-cell office:value-type="float" office:value="2653.5429" calcext:value-type="float">
            <text:p>2653.5429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date" office:date-value="2018-02-03T09:48:05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85" calcext:value-type="float">
            <text:p>500.1185</text:p>
          </table:table-cell>
          <table:table-cell office:value-type="float" office:value="500.1902" calcext:value-type="float">
            <text:p>500.1902</text:p>
          </table:table-cell>
          <table:table-cell office:value-type="float" office:value="500" calcext:value-type="float">
            <text:p>500</text:p>
          </table:table-cell>
          <table:table-cell office:value-type="float" office:value="3259.613" calcext:value-type="float">
            <text:p>3259.613</text:p>
          </table:table-cell>
          <table:table-cell office:value-type="float" office:value="3658.3266" calcext:value-type="float">
            <text:p>3658.3266</text:p>
          </table:table-cell>
          <table:table-cell office:value-type="float" office:value="3757" calcext:value-type="float">
            <text:p>375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3259.8965" calcext:value-type="float">
            <text:p>3259.8965</text:p>
          </table:table-cell>
          <table:table-cell office:value-type="float" office:value="3658.5891" calcext:value-type="float">
            <text:p>3658.5891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date" office:date-value="2018-02-03T09:48:10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45" calcext:value-type="float">
            <text:p>500.1145</text:p>
          </table:table-cell>
          <table:table-cell office:value-type="float" office:value="500.1411" calcext:value-type="float">
            <text:p>500.1411</text:p>
          </table:table-cell>
          <table:table-cell office:value-type="float" office:value="500" calcext:value-type="float">
            <text:p>500</text:p>
          </table:table-cell>
          <table:table-cell office:value-type="float" office:value="4270.103" calcext:value-type="float">
            <text:p>4270.103</text:p>
          </table:table-cell>
          <table:table-cell office:value-type="float" office:value="4664.0498" calcext:value-type="float">
            <text:p>4664.0498</text:p>
          </table:table-cell>
          <table:table-cell office:value-type="float" office:value="4762" calcext:value-type="float">
            <text:p>476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4270.333" calcext:value-type="float">
            <text:p>4270.333</text:p>
          </table:table-cell>
          <table:table-cell office:value-type="float" office:value="4664.2493" calcext:value-type="float">
            <text:p>4664.2493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date" office:date-value="2018-02-03T09:48:15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95" calcext:value-type="float">
            <text:p>500.1195</text:p>
          </table:table-cell>
          <table:table-cell office:value-type="float" office:value="500.1951" calcext:value-type="float">
            <text:p>500.1951</text:p>
          </table:table-cell>
          <table:table-cell office:value-type="float" office:value="500" calcext:value-type="float">
            <text:p>500</text:p>
          </table:table-cell>
          <table:table-cell office:value-type="float" office:value="5269.9875" calcext:value-type="float">
            <text:p>5269.9875</text:p>
          </table:table-cell>
          <table:table-cell office:value-type="float" office:value="5668.789" calcext:value-type="float">
            <text:p>5668.789</text:p>
          </table:table-cell>
          <table:table-cell office:value-type="float" office:value="5766" calcext:value-type="float">
            <text:p>576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5270.189" calcext:value-type="float">
            <text:p>5270.189</text:p>
          </table:table-cell>
          <table:table-cell office:value-type="float" office:value="5669.0149" calcext:value-type="float">
            <text:p>5669.0149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date" office:date-value="2018-02-03T09:48:20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55" calcext:value-type="float">
            <text:p>500.1155</text:p>
          </table:table-cell>
          <table:table-cell office:value-type="float" office:value="500.191" calcext:value-type="float">
            <text:p>500.191</text:p>
          </table:table-cell>
          <table:table-cell office:value-type="float" office:value="500" calcext:value-type="float">
            <text:p>500</text:p>
          </table:table-cell>
          <table:table-cell office:value-type="float" office:value="6274.688" calcext:value-type="float">
            <text:p>6274.688</text:p>
          </table:table-cell>
          <table:table-cell office:value-type="float" office:value="6672.7323" calcext:value-type="float">
            <text:p>6672.7323</text:p>
          </table:table-cell>
          <table:table-cell office:value-type="float" office:value="6772" calcext:value-type="float">
            <text:p>6772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6274.93" calcext:value-type="float">
            <text:p>6274.93</text:p>
          </table:table-cell>
          <table:table-cell office:value-type="float" office:value="6672.9736" calcext:value-type="float">
            <text:p>6672.9736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date" office:date-value="2018-02-03T09:48:25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5" calcext:value-type="float">
            <text:p>500.115</text:p>
          </table:table-cell>
          <table:table-cell office:value-type="float" office:value="500.1706" calcext:value-type="float">
            <text:p>500.1706</text:p>
          </table:table-cell>
          <table:table-cell office:value-type="float" office:value="500" calcext:value-type="float">
            <text:p>500</text:p>
          </table:table-cell>
          <table:table-cell office:value-type="float" office:value="7283.901" calcext:value-type="float">
            <text:p>7283.901</text:p>
          </table:table-cell>
          <table:table-cell office:value-type="float" office:value="7677.8621" calcext:value-type="float">
            <text:p>7677.8621</text:p>
          </table:table-cell>
          <table:table-cell office:value-type="float" office:value="7776" calcext:value-type="float">
            <text:p>7776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7284.175" calcext:value-type="float">
            <text:p>7284.175</text:p>
          </table:table-cell>
          <table:table-cell office:value-type="float" office:value="7678.0798" calcext:value-type="float">
            <text:p>7678.0798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date" office:date-value="2018-02-03T09:48:30" calcext:value-type="date">
            <text:p>02/03/18 09:48 AM</text:p>
          </table:table-cell>
          <table:table-cell office:value-type="float" office:value="1202" calcext:value-type="float">
            <text:p>1202</text:p>
          </table:table-cell>
          <table:table-cell office:value-type="float" office:value="500.111" calcext:value-type="float">
            <text:p>500.111</text:p>
          </table:table-cell>
          <table:table-cell office:value-type="float" office:value="500.1342" calcext:value-type="float">
            <text:p>500.1342</text:p>
          </table:table-cell>
          <table:table-cell office:value-type="float" office:value="500" calcext:value-type="float">
            <text:p>500</text:p>
          </table:table-cell>
          <table:table-cell office:value-type="float" office:value="8279.443" calcext:value-type="float">
            <text:p>8279.443</text:p>
          </table:table-cell>
          <table:table-cell office:value-type="float" office:value="8676.2226" calcext:value-type="float">
            <text:p>8676.2226</text:p>
          </table:table-cell>
          <table:table-cell office:value-type="float" office:value="8765" calcext:value-type="float">
            <text:p>876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8279.733" calcext:value-type="float">
            <text:p>8279.733</text:p>
          </table:table-cell>
          <table:table-cell office:value-type="float" office:value="8676.405" calcext:value-type="float">
            <text:p>8676.405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date" office:date-value="2018-02-03T09:48:35" calcext:value-type="date">
            <text:p>02/03/18 09:48 AM</text:p>
          </table:table-cell>
          <table:table-cell office:value-type="float" office:value="1193" calcext:value-type="float">
            <text:p>1193</text:p>
          </table:table-cell>
          <table:table-cell office:value-type="float" office:value="500.11" calcext:value-type="float">
            <text:p>500.11</text:p>
          </table:table-cell>
          <table:table-cell office:value-type="float" office:value="500.1445" calcext:value-type="float">
            <text:p>500.1445</text:p>
          </table:table-cell>
          <table:table-cell office:value-type="float" office:value="500" calcext:value-type="float">
            <text:p>500</text:p>
          </table:table-cell>
          <table:table-cell office:value-type="float" office:value="9275.7445" calcext:value-type="float">
            <text:p>9275.7445</text:p>
          </table:table-cell>
          <table:table-cell office:value-type="float" office:value="9680.2814" calcext:value-type="float">
            <text:p>9680.2814</text:p>
          </table:table-cell>
          <table:table-cell office:value-type="float" office:value="9770" calcext:value-type="float">
            <text:p>9770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9275.878" calcext:value-type="float">
            <text:p>9275.878</text:p>
          </table:table-cell>
          <table:table-cell office:value-type="float" office:value="9680.4827" calcext:value-type="float">
            <text:p>9680.482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date" office:date-value="2018-02-03T09:48:40" calcext:value-type="date">
            <text:p>02/03/18 09:48 AM</text:p>
          </table:table-cell>
          <table:table-cell office:value-type="float" office:value="1207" calcext:value-type="float">
            <text:p>1207</text:p>
          </table:table-cell>
          <table:table-cell office:value-type="float" office:value="500.113" calcext:value-type="float">
            <text:p>500.113</text:p>
          </table:table-cell>
          <table:table-cell office:value-type="float" office:value="500.1875" calcext:value-type="float">
            <text:p>500.1875</text:p>
          </table:table-cell>
          <table:table-cell office:value-type="float" office:value="500" calcext:value-type="float">
            <text:p>500</text:p>
          </table:table-cell>
          <table:table-cell office:value-type="float" office:value="10280.156" calcext:value-type="float">
            <text:p>10280.156</text:p>
          </table:table-cell>
          <table:table-cell office:value-type="float" office:value="10684.4647" calcext:value-type="float">
            <text:p>10684.4647</text:p>
          </table:table-cell>
          <table:table-cell office:value-type="float" office:value="10774" calcext:value-type="float">
            <text:p>1077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280.3155" calcext:value-type="float">
            <text:p>10280.3155</text:p>
          </table:table-cell>
          <table:table-cell office:value-type="float" office:value="10684.7256" calcext:value-type="float">
            <text:p>10684.7256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date" office:date-value="2018-02-03T09:48:45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7" calcext:value-type="float">
            <text:p>500.117</text:p>
          </table:table-cell>
          <table:table-cell office:value-type="float" office:value="500.1811" calcext:value-type="float">
            <text:p>500.1811</text:p>
          </table:table-cell>
          <table:table-cell office:value-type="float" office:value="500" calcext:value-type="float">
            <text:p>500</text:p>
          </table:table-cell>
          <table:table-cell office:value-type="float" office:value="11284.4925" calcext:value-type="float">
            <text:p>11284.4925</text:p>
          </table:table-cell>
          <table:table-cell office:value-type="float" office:value="11689.1001" calcext:value-type="float">
            <text:p>11689.1001</text:p>
          </table:table-cell>
          <table:table-cell office:value-type="float" office:value="11778" calcext:value-type="float">
            <text:p>11778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1284.6245" calcext:value-type="float">
            <text:p>11284.6245</text:p>
          </table:table-cell>
          <table:table-cell office:value-type="float" office:value="11689.2008" calcext:value-type="float">
            <text:p>11689.2008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date" office:date-value="2018-02-03T09:48:50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" calcext:value-type="float">
            <text:p>500.11</text:p>
          </table:table-cell>
          <table:table-cell office:value-type="float" office:value="500.1294" calcext:value-type="float">
            <text:p>500.1294</text:p>
          </table:table-cell>
          <table:table-cell office:value-type="float" office:value="500" calcext:value-type="float">
            <text:p>500</text:p>
          </table:table-cell>
          <table:table-cell office:value-type="float" office:value="12289.464" calcext:value-type="float">
            <text:p>12289.464</text:p>
          </table:table-cell>
          <table:table-cell office:value-type="float" office:value="12693.602" calcext:value-type="float">
            <text:p>12693.602</text:p>
          </table:table-cell>
          <table:table-cell office:value-type="float" office:value="12783" calcext:value-type="float">
            <text:p>1278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2289.5975" calcext:value-type="float">
            <text:p>12289.5975</text:p>
          </table:table-cell>
          <table:table-cell office:value-type="float" office:value="12693.7554" calcext:value-type="float">
            <text:p>12693.7554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date" office:date-value="2018-02-03T09:48:55" calcext:value-type="date">
            <text:p>02/03/18 09:48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15" calcext:value-type="float">
            <text:p>500.1115</text:p>
          </table:table-cell>
          <table:table-cell office:value-type="float" office:value="500.1763" calcext:value-type="float">
            <text:p>500.1763</text:p>
          </table:table-cell>
          <table:table-cell office:value-type="float" office:value="500" calcext:value-type="float">
            <text:p>500</text:p>
          </table:table-cell>
          <table:table-cell office:value-type="float" office:value="13293.9905" calcext:value-type="float">
            <text:p>13293.9905</text:p>
          </table:table-cell>
          <table:table-cell office:value-type="float" office:value="13697.7687" calcext:value-type="float">
            <text:p>13697.7687</text:p>
          </table:table-cell>
          <table:table-cell office:value-type="float" office:value="13787" calcext:value-type="float">
            <text:p>13787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3294.1125" calcext:value-type="float">
            <text:p>13294.1125</text:p>
          </table:table-cell>
          <table:table-cell office:value-type="float" office:value="13697.8751" calcext:value-type="float">
            <text:p>13697.8751</text:p>
          </table:table-cell>
          <table:table-cell office:value-type="float" office:value="13787" calcext:value-type="float">
            <text:p>13787</text:p>
          </table:table-cell>
        </table:table-row>
        <table:table-row table:style-name="ro1">
          <table:table-cell office:value-type="date" office:date-value="2018-02-03T09:49:00" calcext:value-type="date">
            <text:p>02/03/18 09:49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7" calcext:value-type="float">
            <text:p>500.117</text:p>
          </table:table-cell>
          <table:table-cell office:value-type="float" office:value="500.1852" calcext:value-type="float">
            <text:p>500.1852</text:p>
          </table:table-cell>
          <table:table-cell office:value-type="float" office:value="500" calcext:value-type="float">
            <text:p>500</text:p>
          </table:table-cell>
          <table:table-cell office:value-type="float" office:value="14298.9515" calcext:value-type="float">
            <text:p>14298.9515</text:p>
          </table:table-cell>
          <table:table-cell office:value-type="float" office:value="14702.6504" calcext:value-type="float">
            <text:p>14702.6504</text:p>
          </table:table-cell>
          <table:table-cell office:value-type="float" office:value="14792" calcext:value-type="float">
            <text:p>14792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4299.0795" calcext:value-type="float">
            <text:p>14299.0795</text:p>
          </table:table-cell>
          <table:table-cell office:value-type="float" office:value="14702.767" calcext:value-type="float">
            <text:p>14702.767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date" office:date-value="2018-02-03T09:49:05" calcext:value-type="date">
            <text:p>02/03/18 09:49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2" calcext:value-type="float">
            <text:p>500.112</text:p>
          </table:table-cell>
          <table:table-cell office:value-type="float" office:value="500.1576" calcext:value-type="float">
            <text:p>500.1576</text:p>
          </table:table-cell>
          <table:table-cell office:value-type="float" office:value="500" calcext:value-type="float">
            <text:p>500</text:p>
          </table:table-cell>
          <table:table-cell office:value-type="float" office:value="15102.6545" calcext:value-type="float">
            <text:p>15102.6545</text:p>
          </table:table-cell>
          <table:table-cell office:value-type="float" office:value="15469.7275" calcext:value-type="float">
            <text:p>15469.7275</text:p>
          </table:table-cell>
          <table:table-cell office:value-type="float" office:value="15572" calcext:value-type="float">
            <text:p>15572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5102.791" calcext:value-type="float">
            <text:p>15102.791</text:p>
          </table:table-cell>
          <table:table-cell office:value-type="float" office:value="15469.9496" calcext:value-type="float">
            <text:p>15469.9496</text:p>
          </table:table-cell>
          <table:table-cell office:value-type="float" office:value="15572" calcext:value-type="float">
            <text:p>15572</text:p>
          </table:table-cell>
        </table:table-row>
        <table:table-row table:style-name="ro1">
          <table:table-cell office:value-type="date" office:date-value="2018-02-03T09:49:10" calcext:value-type="date">
            <text:p>02/03/18 09:49 AM</text:p>
          </table:table-cell>
          <table:table-cell office:value-type="float" office:value="1198" calcext:value-type="float">
            <text:p>1198</text:p>
          </table:table-cell>
          <table:table-cell office:value-type="float" office:value="500.115" calcext:value-type="float">
            <text:p>500.115</text:p>
          </table:table-cell>
          <table:table-cell office:value-type="float" office:value="500.1812" calcext:value-type="float">
            <text:p>500.1812</text:p>
          </table:table-cell>
          <table:table-cell office:value-type="float" office:value="500" calcext:value-type="float">
            <text:p>500</text:p>
          </table:table-cell>
          <table:table-cell office:value-type="float" office:value="10202.54" calcext:value-type="float">
            <text:p>10202.54</text:p>
          </table:table-cell>
          <table:table-cell office:value-type="float" office:value="12979.1641" calcext:value-type="float">
            <text:p>12979.1641</text:p>
          </table:table-cell>
          <table:table-cell office:value-type="float" office:value="13673" calcext:value-type="float">
            <text:p>1367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0202.698" calcext:value-type="float">
            <text:p>10202.698</text:p>
          </table:table-cell>
          <table:table-cell office:value-type="float" office:value="12979.2882" calcext:value-type="float">
            <text:p>12979.2882</text:p>
          </table:table-cell>
          <table:table-cell office:value-type="float" office:value="13673" calcext:value-type="float">
            <text:p>13673</text:p>
          </table:table-cell>
        </table:table-row>
        <table:table-row table:style-name="ro1">
          <table:table-cell office:value-type="date" office:date-value="2018-02-03T09:49:15" calcext:value-type="date">
            <text:p>02/03/18 09:49 AM</text:p>
          </table:table-cell>
          <table:table-cell office:value-type="float" office:value="1096" calcext:value-type="float">
            <text:p>1096</text:p>
          </table:table-cell>
          <table:table-cell office:value-type="float" office:value="500.115" calcext:value-type="float">
            <text:p>500.115</text:p>
          </table:table-cell>
          <table:table-cell office:value-type="float" office:value="500.2153" calcext:value-type="float">
            <text:p>500.2153</text:p>
          </table:table-cell>
          <table:table-cell office:value-type="float" office:value="500" calcext:value-type="float">
            <text:p>500</text:p>
          </table:table-cell>
          <table:table-cell office:value-type="float" office:value="3442.1155" calcext:value-type="float">
            <text:p>3442.1155</text:p>
          </table:table-cell>
          <table:table-cell office:value-type="float" office:value="6026.3065" calcext:value-type="float">
            <text:p>6026.3065</text:p>
          </table:table-cell>
          <table:table-cell office:value-type="float" office:value="6677" calcext:value-type="float">
            <text:p>667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3442.3035" calcext:value-type="float">
            <text:p>3442.3035</text:p>
          </table:table-cell>
          <table:table-cell office:value-type="float" office:value="6026.4344" calcext:value-type="float">
            <text:p>6026.4344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date" office:date-value="2018-02-03T09:49:25" calcext:value-type="date">
            <text:p>02/03/18 09:49 A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3T09:49:30" calcext:value-type="date">
            <text:p>02/03/18 09:49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.472" calcext:value-type="float">
            <text:p>500.4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0.885" calcext:value-type="float">
            <text:p>500.885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3.17" calcext:value-type="float">
            <text:p>503.1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18-02-03T09:49:35" calcext:value-type="date">
            <text:p>02/03/18 09:49 A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3T09:49:40" calcext:value-type="date">
            <text:p>02/03/18 09:49 AM</text:p>
          </table:table-cell>
          <table:table-cell office:value-type="float" office:value="197" calcext:value-type="float">
            <text:p>197</text:p>
          </table:table-cell>
          <table:table-cell office:value-type="float" office:value="500.175" calcext:value-type="float">
            <text:p>500.175</text:p>
          </table:table-cell>
          <table:table-cell office:value-type="float" office:value="500.2462" calcext:value-type="float">
            <text:p>500.2462</text:p>
          </table:table-cell>
          <table:table-cell office:value-type="float" office:value="500" calcext:value-type="float">
            <text:p>500</text:p>
          </table:table-cell>
          <table:table-cell office:value-type="float" office:value="500.525" calcext:value-type="float">
            <text:p>500.525</text:p>
          </table:table-cell>
          <table:table-cell office:value-type="float" office:value="501.106" calcext:value-type="float">
            <text:p>501.106</text:p>
          </table:table-cell>
          <table:table-cell office:value-type="float" office:value="502" calcext:value-type="float">
            <text:p>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00.686" calcext:value-type="float">
            <text:p>500.686</text:p>
          </table:table-cell>
          <table:table-cell office:value-type="float" office:value="501.3064" calcext:value-type="float">
            <text:p>501.306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18-02-03T09:49:45" calcext:value-type="date">
            <text:p>02/03/18 09:49 AM</text:p>
          </table:table-cell>
          <table:table-cell office:value-type="float" office:value="496" calcext:value-type="float">
            <text:p>496</text:p>
          </table:table-cell>
          <table:table-cell office:value-type="float" office:value="500.146" calcext:value-type="float">
            <text:p>500.146</text:p>
          </table:table-cell>
          <table:table-cell office:value-type="float" office:value="500.207" calcext:value-type="float">
            <text:p>500.207</text:p>
          </table:table-cell>
          <table:table-cell office:value-type="float" office:value="501" calcext:value-type="float">
            <text:p>501</text:p>
          </table:table-cell>
          <table:table-cell office:value-type="float" office:value="500.521" calcext:value-type="float">
            <text:p>500.521</text:p>
          </table:table-cell>
          <table:table-cell office:value-type="float" office:value="500.716" calcext:value-type="float">
            <text:p>500.716</text:p>
          </table:table-cell>
          <table:table-cell office:value-type="float" office:value="501" calcext:value-type="float">
            <text:p>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00.679" calcext:value-type="float">
            <text:p>500.679</text:p>
          </table:table-cell>
          <table:table-cell office:value-type="float" office:value="500.901" calcext:value-type="float">
            <text:p>500.90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49:50" calcext:value-type="date">
            <text:p>02/03/18 09:49 AM</text:p>
          </table:table-cell>
          <table:table-cell office:value-type="float" office:value="500" calcext:value-type="float">
            <text:p>500</text:p>
          </table:table-cell>
          <table:table-cell office:value-type="float" office:value="500.1265" calcext:value-type="float">
            <text:p>500.1265</text:p>
          </table:table-cell>
          <table:table-cell office:value-type="float" office:value="500.1551" calcext:value-type="float">
            <text:p>500.1551</text:p>
          </table:table-cell>
          <table:table-cell office:value-type="float" office:value="500" calcext:value-type="float">
            <text:p>500</text:p>
          </table:table-cell>
          <table:table-cell office:value-type="float" office:value="500.4755" calcext:value-type="float">
            <text:p>500.4755</text:p>
          </table:table-cell>
          <table:table-cell office:value-type="float" office:value="500.5817" calcext:value-type="float">
            <text:p>500.5817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613" calcext:value-type="float">
            <text:p>500.613</text:p>
          </table:table-cell>
          <table:table-cell office:value-type="float" office:value="500.7172" calcext:value-type="float">
            <text:p>500.71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49:55" calcext:value-type="date">
            <text:p>02/03/18 09:49 AM</text:p>
          </table:table-cell>
          <table:table-cell office:value-type="float" office:value="500" calcext:value-type="float">
            <text:p>500</text:p>
          </table:table-cell>
          <table:table-cell office:value-type="float" office:value="500.0975" calcext:value-type="float">
            <text:p>500.0975</text:p>
          </table:table-cell>
          <table:table-cell office:value-type="float" office:value="500.1341" calcext:value-type="float">
            <text:p>500.1341</text:p>
          </table:table-cell>
          <table:table-cell office:value-type="float" office:value="500" calcext:value-type="float">
            <text:p>500</text:p>
          </table:table-cell>
          <table:table-cell office:value-type="float" office:value="500.1385" calcext:value-type="float">
            <text:p>500.1385</text:p>
          </table:table-cell>
          <table:table-cell office:value-type="float" office:value="500.1822" calcext:value-type="float">
            <text:p>500.1822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2705" calcext:value-type="float">
            <text:p>500.2705</text:p>
          </table:table-cell>
          <table:table-cell office:value-type="float" office:value="500.3345" calcext:value-type="float">
            <text:p>500.334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00" calcext:value-type="date">
            <text:p>02/03/18 09:50 AM</text:p>
          </table:table-cell>
          <table:table-cell office:value-type="float" office:value="500" calcext:value-type="float">
            <text:p>500</text:p>
          </table:table-cell>
          <table:table-cell office:value-type="float" office:value="500.0945" calcext:value-type="float">
            <text:p>500.0945</text:p>
          </table:table-cell>
          <table:table-cell office:value-type="float" office:value="500.1311" calcext:value-type="float">
            <text:p>500.1311</text:p>
          </table:table-cell>
          <table:table-cell office:value-type="float" office:value="500" calcext:value-type="float">
            <text:p>500</text:p>
          </table:table-cell>
          <table:table-cell office:value-type="float" office:value="500.1445" calcext:value-type="float">
            <text:p>500.1445</text:p>
          </table:table-cell>
          <table:table-cell office:value-type="float" office:value="500.1793" calcext:value-type="float">
            <text:p>500.1793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2825" calcext:value-type="float">
            <text:p>500.2825</text:p>
          </table:table-cell>
          <table:table-cell office:value-type="float" office:value="500.3344" calcext:value-type="float">
            <text:p>500.334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05" calcext:value-type="date">
            <text:p>02/03/18 09:50 AM</text:p>
          </table:table-cell>
          <table:table-cell office:value-type="float" office:value="500" calcext:value-type="float">
            <text:p>500</text:p>
          </table:table-cell>
          <table:table-cell office:value-type="float" office:value="500.106" calcext:value-type="float">
            <text:p>500.106</text:p>
          </table:table-cell>
          <table:table-cell office:value-type="float" office:value="500.1383" calcext:value-type="float">
            <text:p>500.1383</text:p>
          </table:table-cell>
          <table:table-cell office:value-type="float" office:value="500" calcext:value-type="float">
            <text:p>500</text:p>
          </table:table-cell>
          <table:table-cell office:value-type="float" office:value="500.1495" calcext:value-type="float">
            <text:p>500.1495</text:p>
          </table:table-cell>
          <table:table-cell office:value-type="float" office:value="500.1811" calcext:value-type="float">
            <text:p>500.1811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284" calcext:value-type="float">
            <text:p>500.284</text:p>
          </table:table-cell>
          <table:table-cell office:value-type="float" office:value="500.338" calcext:value-type="float">
            <text:p>500.3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10" calcext:value-type="date">
            <text:p>02/03/18 09:50 AM</text:p>
          </table:table-cell>
          <table:table-cell office:value-type="float" office:value="694" calcext:value-type="float">
            <text:p>694</text:p>
          </table:table-cell>
          <table:table-cell office:value-type="float" office:value="500.09" calcext:value-type="float">
            <text:p>500.09</text:p>
          </table:table-cell>
          <table:table-cell office:value-type="float" office:value="500.1274" calcext:value-type="float">
            <text:p>500.1274</text:p>
          </table:table-cell>
          <table:table-cell office:value-type="float" office:value="500" calcext:value-type="float">
            <text:p>500</text:p>
          </table:table-cell>
          <table:table-cell office:value-type="float" office:value="500.131" calcext:value-type="float">
            <text:p>500.131</text:p>
          </table:table-cell>
          <table:table-cell office:value-type="float" office:value="500.1792" calcext:value-type="float">
            <text:p>500.1792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00.263" calcext:value-type="float">
            <text:p>500.263</text:p>
          </table:table-cell>
          <table:table-cell office:value-type="float" office:value="500.3436" calcext:value-type="float">
            <text:p>500.34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15" calcext:value-type="date">
            <text:p>02/03/18 09:50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101" calcext:value-type="float">
            <text:p>500.101</text:p>
          </table:table-cell>
          <table:table-cell office:value-type="float" office:value="500.1271" calcext:value-type="float">
            <text:p>500.1271</text:p>
          </table:table-cell>
          <table:table-cell office:value-type="float" office:value="500" calcext:value-type="float">
            <text:p>500</text:p>
          </table:table-cell>
          <table:table-cell office:value-type="float" office:value="500.137" calcext:value-type="float">
            <text:p>500.137</text:p>
          </table:table-cell>
          <table:table-cell office:value-type="float" office:value="500.1752" calcext:value-type="float">
            <text:p>500.1752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2625" calcext:value-type="float">
            <text:p>500.2625</text:p>
          </table:table-cell>
          <table:table-cell office:value-type="float" office:value="500.3212" calcext:value-type="float">
            <text:p>500.32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20" calcext:value-type="date">
            <text:p>02/03/18 09:50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089" calcext:value-type="float">
            <text:p>500.089</text:p>
          </table:table-cell>
          <table:table-cell office:value-type="float" office:value="500.1261" calcext:value-type="float">
            <text:p>500.1261</text:p>
          </table:table-cell>
          <table:table-cell office:value-type="float" office:value="500" calcext:value-type="float">
            <text:p>500</text:p>
          </table:table-cell>
          <table:table-cell office:value-type="float" office:value="500.127" calcext:value-type="float">
            <text:p>500.127</text:p>
          </table:table-cell>
          <table:table-cell office:value-type="float" office:value="500.185" calcext:value-type="float">
            <text:p>500.185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2485" calcext:value-type="float">
            <text:p>500.2485</text:p>
          </table:table-cell>
          <table:table-cell office:value-type="float" office:value="500.3252" calcext:value-type="float">
            <text:p>500.32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25" calcext:value-type="date">
            <text:p>02/03/18 09:50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091" calcext:value-type="float">
            <text:p>500.091</text:p>
          </table:table-cell>
          <table:table-cell office:value-type="float" office:value="500.1231" calcext:value-type="float">
            <text:p>500.1231</text:p>
          </table:table-cell>
          <table:table-cell office:value-type="float" office:value="500" calcext:value-type="float">
            <text:p>500</text:p>
          </table:table-cell>
          <table:table-cell office:value-type="float" office:value="500.123" calcext:value-type="float">
            <text:p>500.123</text:p>
          </table:table-cell>
          <table:table-cell office:value-type="float" office:value="500.1724" calcext:value-type="float">
            <text:p>500.1724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2325" calcext:value-type="float">
            <text:p>500.2325</text:p>
          </table:table-cell>
          <table:table-cell office:value-type="float" office:value="500.3003" calcext:value-type="float">
            <text:p>500.300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30" calcext:value-type="date">
            <text:p>02/03/18 09:50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088" calcext:value-type="float">
            <text:p>500.088</text:p>
          </table:table-cell>
          <table:table-cell office:value-type="float" office:value="500.1211" calcext:value-type="float">
            <text:p>500.1211</text:p>
          </table:table-cell>
          <table:table-cell office:value-type="float" office:value="500" calcext:value-type="float">
            <text:p>500</text:p>
          </table:table-cell>
          <table:table-cell office:value-type="float" office:value="500.122" calcext:value-type="float">
            <text:p>500.122</text:p>
          </table:table-cell>
          <table:table-cell office:value-type="float" office:value="500.1559" calcext:value-type="float">
            <text:p>500.1559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229" calcext:value-type="float">
            <text:p>500.229</text:p>
          </table:table-cell>
          <table:table-cell office:value-type="float" office:value="500.2884" calcext:value-type="float">
            <text:p>500.288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35" calcext:value-type="date">
            <text:p>02/03/18 09:50 AM</text:p>
          </table:table-cell>
          <table:table-cell office:value-type="float" office:value="1000" calcext:value-type="float">
            <text:p>1000</text:p>
          </table:table-cell>
          <table:table-cell office:value-type="float" office:value="500.084" calcext:value-type="float">
            <text:p>500.084</text:p>
          </table:table-cell>
          <table:table-cell office:value-type="float" office:value="500.1163" calcext:value-type="float">
            <text:p>500.1163</text:p>
          </table:table-cell>
          <table:table-cell office:value-type="float" office:value="500" calcext:value-type="float">
            <text:p>500</text:p>
          </table:table-cell>
          <table:table-cell office:value-type="float" office:value="500.12" calcext:value-type="float">
            <text:p>500.12</text:p>
          </table:table-cell>
          <table:table-cell office:value-type="float" office:value="500.1524" calcext:value-type="float">
            <text:p>500.1524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.225" calcext:value-type="float">
            <text:p>500.225</text:p>
          </table:table-cell>
          <table:table-cell office:value-type="float" office:value="500.2852" calcext:value-type="float">
            <text:p>500.28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40" calcext:value-type="date">
            <text:p>02/03/18 09:50 AM</text:p>
          </table:table-cell>
          <table:table-cell office:value-type="float" office:value="1190" calcext:value-type="float">
            <text:p>1190</text:p>
          </table:table-cell>
          <table:table-cell office:value-type="float" office:value="500.0945" calcext:value-type="float">
            <text:p>500.0945</text:p>
          </table:table-cell>
          <table:table-cell office:value-type="float" office:value="500.1233" calcext:value-type="float">
            <text:p>500.1233</text:p>
          </table:table-cell>
          <table:table-cell office:value-type="float" office:value="500" calcext:value-type="float">
            <text:p>500</text:p>
          </table:table-cell>
          <table:table-cell office:value-type="float" office:value="500.133" calcext:value-type="float">
            <text:p>500.133</text:p>
          </table:table-cell>
          <table:table-cell office:value-type="float" office:value="500.1698" calcext:value-type="float">
            <text:p>500.1698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00.2445" calcext:value-type="float">
            <text:p>500.2445</text:p>
          </table:table-cell>
          <table:table-cell office:value-type="float" office:value="500.3262" calcext:value-type="float">
            <text:p>500.326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50:45" calcext:value-type="date">
            <text:p>02/03/18 09:50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7" calcext:value-type="float">
            <text:p>500.107</text:p>
          </table:table-cell>
          <table:table-cell office:value-type="float" office:value="500.121" calcext:value-type="float">
            <text:p>500.121</text:p>
          </table:table-cell>
          <table:table-cell office:value-type="float" office:value="500" calcext:value-type="float">
            <text:p>500</text:p>
          </table:table-cell>
          <table:table-cell office:value-type="float" office:value="500.138" calcext:value-type="float">
            <text:p>500.138</text:p>
          </table:table-cell>
          <table:table-cell office:value-type="float" office:value="500.167" calcext:value-type="float">
            <text:p>500.167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5" calcext:value-type="float">
            <text:p>500.25</text:p>
          </table:table-cell>
          <table:table-cell office:value-type="float" office:value="500.3251" calcext:value-type="float">
            <text:p>500.325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0:50" calcext:value-type="date">
            <text:p>02/03/18 09:50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4" calcext:value-type="float">
            <text:p>500.104</text:p>
          </table:table-cell>
          <table:table-cell office:value-type="float" office:value="500.1221" calcext:value-type="float">
            <text:p>500.1221</text:p>
          </table:table-cell>
          <table:table-cell office:value-type="float" office:value="510" calcext:value-type="float">
            <text:p>510</text:p>
          </table:table-cell>
          <table:table-cell office:value-type="float" office:value="500.1355" calcext:value-type="float">
            <text:p>500.1355</text:p>
          </table:table-cell>
          <table:table-cell office:value-type="float" office:value="500.172" calcext:value-type="float">
            <text:p>500.172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435" calcext:value-type="float">
            <text:p>500.2435</text:p>
          </table:table-cell>
          <table:table-cell office:value-type="float" office:value="500.3043" calcext:value-type="float">
            <text:p>500.304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date" office:date-value="2018-02-03T09:50:55" calcext:value-type="date">
            <text:p>02/03/18 09:50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65" calcext:value-type="float">
            <text:p>500.1065</text:p>
          </table:table-cell>
          <table:table-cell office:value-type="float" office:value="500.1271" calcext:value-type="float">
            <text:p>500.1271</text:p>
          </table:table-cell>
          <table:table-cell office:value-type="float" office:value="500" calcext:value-type="float">
            <text:p>500</text:p>
          </table:table-cell>
          <table:table-cell office:value-type="float" office:value="500.1405" calcext:value-type="float">
            <text:p>500.1405</text:p>
          </table:table-cell>
          <table:table-cell office:value-type="float" office:value="500.1741" calcext:value-type="float">
            <text:p>500.1741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54" calcext:value-type="float">
            <text:p>500.254</text:p>
          </table:table-cell>
          <table:table-cell office:value-type="float" office:value="500.3163" calcext:value-type="float">
            <text:p>500.31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00" calcext:value-type="date">
            <text:p>02/03/18 09:51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5" calcext:value-type="float">
            <text:p>500.105</text:p>
          </table:table-cell>
          <table:table-cell office:value-type="float" office:value="500.1221" calcext:value-type="float">
            <text:p>500.1221</text:p>
          </table:table-cell>
          <table:table-cell office:value-type="float" office:value="500" calcext:value-type="float">
            <text:p>500</text:p>
          </table:table-cell>
          <table:table-cell office:value-type="float" office:value="500.135" calcext:value-type="float">
            <text:p>500.135</text:p>
          </table:table-cell>
          <table:table-cell office:value-type="float" office:value="500.1702" calcext:value-type="float">
            <text:p>500.1702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33" calcext:value-type="float">
            <text:p>500.233</text:p>
          </table:table-cell>
          <table:table-cell office:value-type="float" office:value="500.3314" calcext:value-type="float">
            <text:p>500.33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05" calcext:value-type="date">
            <text:p>02/03/18 09:51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4" calcext:value-type="float">
            <text:p>500.104</text:p>
          </table:table-cell>
          <table:table-cell office:value-type="float" office:value="500.125" calcext:value-type="float">
            <text:p>500.125</text:p>
          </table:table-cell>
          <table:table-cell office:value-type="float" office:value="500" calcext:value-type="float">
            <text:p>500</text:p>
          </table:table-cell>
          <table:table-cell office:value-type="float" office:value="500.134" calcext:value-type="float">
            <text:p>500.134</text:p>
          </table:table-cell>
          <table:table-cell office:value-type="float" office:value="500.1774" calcext:value-type="float">
            <text:p>500.1774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355" calcext:value-type="float">
            <text:p>500.2355</text:p>
          </table:table-cell>
          <table:table-cell office:value-type="float" office:value="500.3167" calcext:value-type="float">
            <text:p>500.316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10" calcext:value-type="date">
            <text:p>02/03/18 09:51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6" calcext:value-type="float">
            <text:p>500.106</text:p>
          </table:table-cell>
          <table:table-cell office:value-type="float" office:value="500.1171" calcext:value-type="float">
            <text:p>500.1171</text:p>
          </table:table-cell>
          <table:table-cell office:value-type="float" office:value="500" calcext:value-type="float">
            <text:p>500</text:p>
          </table:table-cell>
          <table:table-cell office:value-type="float" office:value="500.1375" calcext:value-type="float">
            <text:p>500.1375</text:p>
          </table:table-cell>
          <table:table-cell office:value-type="float" office:value="500.158" calcext:value-type="float">
            <text:p>500.158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375" calcext:value-type="float">
            <text:p>500.2375</text:p>
          </table:table-cell>
          <table:table-cell office:value-type="float" office:value="500.3062" calcext:value-type="float">
            <text:p>500.30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15" calcext:value-type="date">
            <text:p>02/03/18 09:51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4" calcext:value-type="float">
            <text:p>500.104</text:p>
          </table:table-cell>
          <table:table-cell office:value-type="float" office:value="500.1231" calcext:value-type="float">
            <text:p>500.1231</text:p>
          </table:table-cell>
          <table:table-cell office:value-type="float" office:value="500" calcext:value-type="float">
            <text:p>500</text:p>
          </table:table-cell>
          <table:table-cell office:value-type="float" office:value="500.135" calcext:value-type="float">
            <text:p>500.135</text:p>
          </table:table-cell>
          <table:table-cell office:value-type="float" office:value="500.1751" calcext:value-type="float">
            <text:p>500.1751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315" calcext:value-type="float">
            <text:p>500.2315</text:p>
          </table:table-cell>
          <table:table-cell office:value-type="float" office:value="500.2992" calcext:value-type="float">
            <text:p>500.299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20" calcext:value-type="date">
            <text:p>02/03/18 09:51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1" calcext:value-type="float">
            <text:p>500.101</text:p>
          </table:table-cell>
          <table:table-cell office:value-type="float" office:value="500.1241" calcext:value-type="float">
            <text:p>500.1241</text:p>
          </table:table-cell>
          <table:table-cell office:value-type="float" office:value="501" calcext:value-type="float">
            <text:p>501</text:p>
          </table:table-cell>
          <table:table-cell office:value-type="float" office:value="500.133" calcext:value-type="float">
            <text:p>500.133</text:p>
          </table:table-cell>
          <table:table-cell office:value-type="float" office:value="500.1693" calcext:value-type="float">
            <text:p>500.1693</text:p>
          </table:table-cell>
          <table:table-cell office:value-type="float" office:value="501" calcext:value-type="float">
            <text:p>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29" calcext:value-type="float">
            <text:p>500.229</text:p>
          </table:table-cell>
          <table:table-cell office:value-type="float" office:value="500.3186" calcext:value-type="float">
            <text:p>500.318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18-02-03T09:51:25" calcext:value-type="date">
            <text:p>02/03/18 09:51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1" calcext:value-type="float">
            <text:p>500.101</text:p>
          </table:table-cell>
          <table:table-cell office:value-type="float" office:value="500.1191" calcext:value-type="float">
            <text:p>500.1191</text:p>
          </table:table-cell>
          <table:table-cell office:value-type="float" office:value="500" calcext:value-type="float">
            <text:p>500</text:p>
          </table:table-cell>
          <table:table-cell office:value-type="float" office:value="500.134" calcext:value-type="float">
            <text:p>500.134</text:p>
          </table:table-cell>
          <table:table-cell office:value-type="float" office:value="500.1643" calcext:value-type="float">
            <text:p>500.1643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295" calcext:value-type="float">
            <text:p>500.2295</text:p>
          </table:table-cell>
          <table:table-cell office:value-type="float" office:value="500.2914" calcext:value-type="float">
            <text:p>500.29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30" calcext:value-type="date">
            <text:p>02/03/18 09:51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03" calcext:value-type="float">
            <text:p>500.103</text:p>
          </table:table-cell>
          <table:table-cell office:value-type="float" office:value="500.1317" calcext:value-type="float">
            <text:p>500.1317</text:p>
          </table:table-cell>
          <table:table-cell office:value-type="float" office:value="500" calcext:value-type="float">
            <text:p>500</text:p>
          </table:table-cell>
          <table:table-cell office:value-type="float" office:value="500.133" calcext:value-type="float">
            <text:p>500.133</text:p>
          </table:table-cell>
          <table:table-cell office:value-type="float" office:value="500.173" calcext:value-type="float">
            <text:p>500.173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345" calcext:value-type="float">
            <text:p>500.2345</text:p>
          </table:table-cell>
          <table:table-cell office:value-type="float" office:value="500.3152" calcext:value-type="float">
            <text:p>500.31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35" calcext:value-type="date">
            <text:p>02/03/18 09:51 AM</text:p>
          </table:table-cell>
          <table:table-cell office:value-type="float" office:value="1500" calcext:value-type="float">
            <text:p>1500</text:p>
          </table:table-cell>
          <table:table-cell office:value-type="float" office:value="500.1" calcext:value-type="float">
            <text:p>500.1</text:p>
          </table:table-cell>
          <table:table-cell office:value-type="float" office:value="500.1221" calcext:value-type="float">
            <text:p>500.1221</text:p>
          </table:table-cell>
          <table:table-cell office:value-type="float" office:value="500" calcext:value-type="float">
            <text:p>500</text:p>
          </table:table-cell>
          <table:table-cell office:value-type="float" office:value="500.128" calcext:value-type="float">
            <text:p>500.128</text:p>
          </table:table-cell>
          <table:table-cell office:value-type="float" office:value="500.1671" calcext:value-type="float">
            <text:p>500.1671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00.2235" calcext:value-type="float">
            <text:p>500.2235</text:p>
          </table:table-cell>
          <table:table-cell office:value-type="float" office:value="500.3268" calcext:value-type="float">
            <text:p>500.32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40" calcext:value-type="date">
            <text:p>02/03/18 09:51 AM</text:p>
          </table:table-cell>
          <table:table-cell office:value-type="float" office:value="1116" calcext:value-type="float">
            <text:p>1116</text:p>
          </table:table-cell>
          <table:table-cell office:value-type="float" office:value="500.096" calcext:value-type="float">
            <text:p>500.096</text:p>
          </table:table-cell>
          <table:table-cell office:value-type="float" office:value="500.1216" calcext:value-type="float">
            <text:p>500.1216</text:p>
          </table:table-cell>
          <table:table-cell office:value-type="float" office:value="500" calcext:value-type="float">
            <text:p>500</text:p>
          </table:table-cell>
          <table:table-cell office:value-type="float" office:value="500.123" calcext:value-type="float">
            <text:p>500.123</text:p>
          </table:table-cell>
          <table:table-cell office:value-type="float" office:value="500.1556" calcext:value-type="float">
            <text:p>500.1556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00.225" calcext:value-type="float">
            <text:p>500.225</text:p>
          </table:table-cell>
          <table:table-cell office:value-type="float" office:value="500.2856" calcext:value-type="float">
            <text:p>500.28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45" calcext:value-type="date">
            <text:p>02/03/18 09:51 AM</text:p>
          </table:table-cell>
          <table:table-cell office:value-type="float" office:value="500" calcext:value-type="float">
            <text:p>500</text:p>
          </table:table-cell>
          <table:table-cell office:value-type="float" office:value="500.087" calcext:value-type="float">
            <text:p>500.087</text:p>
          </table:table-cell>
          <table:table-cell office:value-type="float" office:value="500.1291" calcext:value-type="float">
            <text:p>500.1291</text:p>
          </table:table-cell>
          <table:table-cell office:value-type="float" office:value="500" calcext:value-type="float">
            <text:p>500</text:p>
          </table:table-cell>
          <table:table-cell office:value-type="float" office:value="500.125" calcext:value-type="float">
            <text:p>500.125</text:p>
          </table:table-cell>
          <table:table-cell office:value-type="float" office:value="500.173" calcext:value-type="float">
            <text:p>500.173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225" calcext:value-type="float">
            <text:p>500.225</text:p>
          </table:table-cell>
          <table:table-cell office:value-type="float" office:value="500.2851" calcext:value-type="float">
            <text:p>500.285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50" calcext:value-type="date">
            <text:p>02/03/18 09:51 AM</text:p>
          </table:table-cell>
          <table:table-cell office:value-type="float" office:value="500" calcext:value-type="float">
            <text:p>500</text:p>
          </table:table-cell>
          <table:table-cell office:value-type="float" office:value="500.0865" calcext:value-type="float">
            <text:p>500.0865</text:p>
          </table:table-cell>
          <table:table-cell office:value-type="float" office:value="500.1221" calcext:value-type="float">
            <text:p>500.1221</text:p>
          </table:table-cell>
          <table:table-cell office:value-type="float" office:value="500" calcext:value-type="float">
            <text:p>500</text:p>
          </table:table-cell>
          <table:table-cell office:value-type="float" office:value="500.1205" calcext:value-type="float">
            <text:p>500.1205</text:p>
          </table:table-cell>
          <table:table-cell office:value-type="float" office:value="500.1591" calcext:value-type="float">
            <text:p>500.1591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218" calcext:value-type="float">
            <text:p>500.218</text:p>
          </table:table-cell>
          <table:table-cell office:value-type="float" office:value="500.2695" calcext:value-type="float">
            <text:p>500.26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1:55" calcext:value-type="date">
            <text:p>02/03/18 09:51 AM</text:p>
          </table:table-cell>
          <table:table-cell office:value-type="float" office:value="500" calcext:value-type="float">
            <text:p>500</text:p>
          </table:table-cell>
          <table:table-cell office:value-type="float" office:value="500.085" calcext:value-type="float">
            <text:p>500.085</text:p>
          </table:table-cell>
          <table:table-cell office:value-type="float" office:value="500.122" calcext:value-type="float">
            <text:p>500.122</text:p>
          </table:table-cell>
          <table:table-cell office:value-type="float" office:value="500" calcext:value-type="float">
            <text:p>500</text:p>
          </table:table-cell>
          <table:table-cell office:value-type="float" office:value="500.1175" calcext:value-type="float">
            <text:p>500.1175</text:p>
          </table:table-cell>
          <table:table-cell office:value-type="float" office:value="500.1583" calcext:value-type="float">
            <text:p>500.1583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224" calcext:value-type="float">
            <text:p>500.224</text:p>
          </table:table-cell>
          <table:table-cell office:value-type="float" office:value="500.2781" calcext:value-type="float">
            <text:p>500.278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2:00" calcext:value-type="date">
            <text:p>02/03/18 09:52 AM</text:p>
          </table:table-cell>
          <table:table-cell office:value-type="float" office:value="500" calcext:value-type="float">
            <text:p>500</text:p>
          </table:table-cell>
          <table:table-cell office:value-type="float" office:value="500.0825" calcext:value-type="float">
            <text:p>500.0825</text:p>
          </table:table-cell>
          <table:table-cell office:value-type="float" office:value="500.1202" calcext:value-type="float">
            <text:p>500.1202</text:p>
          </table:table-cell>
          <table:table-cell office:value-type="float" office:value="500" calcext:value-type="float">
            <text:p>500</text:p>
          </table:table-cell>
          <table:table-cell office:value-type="float" office:value="500.11" calcext:value-type="float">
            <text:p>500.11</text:p>
          </table:table-cell>
          <table:table-cell office:value-type="float" office:value="500.1652" calcext:value-type="float">
            <text:p>500.1652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194" calcext:value-type="float">
            <text:p>500.194</text:p>
          </table:table-cell>
          <table:table-cell office:value-type="float" office:value="500.2802" calcext:value-type="float">
            <text:p>500.28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2:05" calcext:value-type="date">
            <text:p>02/03/18 09:52 AM</text:p>
          </table:table-cell>
          <table:table-cell office:value-type="float" office:value="500" calcext:value-type="float">
            <text:p>500</text:p>
          </table:table-cell>
          <table:table-cell office:value-type="float" office:value="500.09" calcext:value-type="float">
            <text:p>500.09</text:p>
          </table:table-cell>
          <table:table-cell office:value-type="float" office:value="500.1271" calcext:value-type="float">
            <text:p>500.1271</text:p>
          </table:table-cell>
          <table:table-cell office:value-type="float" office:value="500" calcext:value-type="float">
            <text:p>500</text:p>
          </table:table-cell>
          <table:table-cell office:value-type="float" office:value="500.1155" calcext:value-type="float">
            <text:p>500.1155</text:p>
          </table:table-cell>
          <table:table-cell office:value-type="float" office:value="500.1697" calcext:value-type="float">
            <text:p>500.1697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.21" calcext:value-type="float">
            <text:p>500.21</text:p>
          </table:table-cell>
          <table:table-cell office:value-type="float" office:value="500.2902" calcext:value-type="float">
            <text:p>500.29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2:10" calcext:value-type="date">
            <text:p>02/03/18 09:52 AM</text:p>
          </table:table-cell>
          <table:table-cell office:value-type="float" office:value="305" calcext:value-type="float">
            <text:p>305</text:p>
          </table:table-cell>
          <table:table-cell office:value-type="float" office:value="500.093" calcext:value-type="float">
            <text:p>500.093</text:p>
          </table:table-cell>
          <table:table-cell office:value-type="float" office:value="500.1305" calcext:value-type="float">
            <text:p>500.1305</text:p>
          </table:table-cell>
          <table:table-cell office:value-type="float" office:value="500" calcext:value-type="float">
            <text:p>500</text:p>
          </table:table-cell>
          <table:table-cell office:value-type="float" office:value="500.118" calcext:value-type="float">
            <text:p>500.118</text:p>
          </table:table-cell>
          <table:table-cell office:value-type="float" office:value="500.1824" calcext:value-type="float">
            <text:p>500.1824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0.223" calcext:value-type="float">
            <text:p>500.223</text:p>
          </table:table-cell>
          <table:table-cell office:value-type="float" office:value="500.2856" calcext:value-type="float">
            <text:p>500.28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8-02-03T09:52:15" calcext:value-type="date">
            <text:p>02/03/18 09:52 AM</text:p>
          </table:table-cell>
          <table:table-cell table:number-columns-repeated="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3T16:37:46.625815037</dc:date>
    <meta:editing-duration>PT6H43M22S</meta:editing-duration>
    <meta:editing-cycles>1</meta:editing-cycles>
    <meta:document-statistic meta:table-count="1" meta:cell-count="10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1">
      <style:chart-properties chart:display-label="true" chart:logarithmic="false" chart:interval-major="0.00011574074074074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51cm" svg:height="10.817cm" xlink:href=".." xlink:type="simple" chart:class="chart:scatter" chart:style-name="ch1">
        <chart:legend chart:legend-position="end" svg:x="29.247cm" svg:y="4.611cm" style:legend-expansion="high" chart:style-name="ch2"/>
        <chart:plot-area chart:style-name="ch3" table:cell-range-address="'2018-02-03-09-52-25-344859 - blocking2'.A1:'2018-02-03-09-52-25-344859 - blocking2'.A69 '2018-02-03-09-52-25-344859 - blocking2'.M1:'2018-02-03-09-52-25-344859 - blocking2'.O69" chart:data-source-has-labels="both" svg:x="0.942cm" svg:y="0.215cm" svg:width="27.872cm" svg:height="10.397cm">
          <chartooo:coordinate-region svg:x="2.119cm" svg:y="0.414cm" svg:width="26.555cm" svg:height="8.732cm"/>
          <chart:axis chart:dimension="x" chart:name="primary-x" chart:style-name="ch4" chartooo:axis-type="auto">
            <chart:categories table:cell-range-address="'2018-02-03-09-52-25-344859 - blocking2'.A2:'2018-02-03-09-52-25-344859 - blocking2'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8-02-03-09-52-25-344859 - blocking2'.M2:'2018-02-03-09-52-25-344859 - blocking2'.M69" chart:label-cell-address="'2018-02-03-09-52-25-344859 - blocking2'.M1:'2018-02-03-09-52-25-344859 - blocking2'.M1" chart:class="chart:scatter">
            <chart:domain table:cell-range-address="'2018-02-03-09-52-25-344859 - blocking2'.A2:'2018-02-03-09-52-25-344859 - blocking2'.A69"/>
            <chart:data-point chart:repeated="68"/>
          </chart:series>
          <chart:series chart:style-name="ch8" chart:values-cell-range-address="'2018-02-03-09-52-25-344859 - blocking2'.N2:'2018-02-03-09-52-25-344859 - blocking2'.N69" chart:label-cell-address="'2018-02-03-09-52-25-344859 - blocking2'.N1:'2018-02-03-09-52-25-344859 - blocking2'.N1" chart:class="chart:scatter">
            <chart:data-point chart:repeated="68"/>
          </chart:series>
          <chart:series chart:style-name="ch9" chart:values-cell-range-address="'2018-02-03-09-52-25-344859 - blocking2'.O2:'2018-02-03-09-52-25-344859 - blocking2'.O69" chart:label-cell-address="'2018-02-03-09-52-25-344859 - blocking2'.O1:'2018-02-03-09-52-25-344859 - blocking2'.O1" chart:class="chart:scatter"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_median_ms</text:p>
                <draw:g>
                  <svg:desc>'2018-02-03-09-52-25-344859 - blocking2'.M1:'2018-02-03-09-52-25-344859 - blocking2'.M1</svg:desc>
                </draw:g>
              </table:table-cell>
              <table:table-cell office:value-type="string">
                <text:p>response_p90_ms</text:p>
                <draw:g>
                  <svg:desc>'2018-02-03-09-52-25-344859 - blocking2'.N1:'2018-02-03-09-52-25-344859 - blocking2'.N1</svg:desc>
                </draw:g>
              </table:table-cell>
              <table:table-cell office:value-type="string">
                <text:p>response_max_ms</text:p>
                <draw:g>
                  <svg:desc>'2018-02-03-09-52-25-344859 - blocking2'.O1:'2018-02-03-09-52-25-344859 - blocking2'.O1</svg:desc>
                </draw:g>
              </table:table-cell>
            </table:table-row>
          </table:table-header-rows>
          <table:table-rows>
            <table:table-row>
              <table:table-cell office:value-type="float" office:value="43134.407349537">
                <text:p>43134.407349537</text:p>
                <draw:g>
                  <svg:desc>'2018-02-03-09-52-25-344859 - blocking2'.A2:'2018-02-03-09-52-25-344859 - blocking2'.A69</svg:desc>
                </draw:g>
              </table:table-cell>
              <table:table-cell office:value-type="float" office:value="0">
                <text:p>0</text:p>
                <draw:g>
                  <svg:desc>'2018-02-03-09-52-25-344859 - blocking2'.M2:'2018-02-03-09-52-25-344859 - blocking2'.M69</svg:desc>
                </draw:g>
              </table:table-cell>
              <table:table-cell office:value-type="float" office:value="0">
                <text:p>0</text:p>
                <draw:g>
                  <svg:desc>'2018-02-03-09-52-25-344859 - blocking2'.N2:'2018-02-03-09-52-25-344859 - blocking2'.N69</svg:desc>
                </draw:g>
              </table:table-cell>
              <table:table-cell office:value-type="float" office:value="0">
                <text:p>0</text:p>
                <draw:g>
                  <svg:desc>'2018-02-03-09-52-25-344859 - blocking2'.O2:'2018-02-03-09-52-25-344859 - blocking2'.O69</svg:desc>
                </draw:g>
              </table:table-cell>
            </table:table-row>
            <table:table-row>
              <table:table-cell office:value-type="float" office:value="43134.4074074074">
                <text:p>43134.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4652778">
                <text:p>43134.4074652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5231482">
                <text:p>43134.4075231482</text:p>
              </table:table-cell>
              <table:table-cell office:value-type="float" office:value="501.472">
                <text:p>501.472</text:p>
              </table:table-cell>
              <table:table-cell office:value-type="float" office:value="501.8326">
                <text:p>501.832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134.4075810185">
                <text:p>43134.4075810185</text:p>
              </table:table-cell>
              <table:table-cell office:value-type="float" office:value="500.993">
                <text:p>500.993</text:p>
              </table:table-cell>
              <table:table-cell office:value-type="float" office:value="501.215">
                <text:p>501.2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076388889">
                <text:p>43134.4076388889</text:p>
              </table:table-cell>
              <table:table-cell office:value-type="float" office:value="500.827">
                <text:p>500.827</text:p>
              </table:table-cell>
              <table:table-cell office:value-type="float" office:value="500.9529">
                <text:p>500.952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076967593">
                <text:p>43134.4076967593</text:p>
              </table:table-cell>
              <table:table-cell office:value-type="float" office:value="500.7025">
                <text:p>500.7025</text:p>
              </table:table-cell>
              <table:table-cell office:value-type="float" office:value="500.8173">
                <text:p>500.817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077546296">
                <text:p>43134.4077546296</text:p>
              </table:table-cell>
              <table:table-cell office:value-type="float" office:value="500.6475">
                <text:p>500.6475</text:p>
              </table:table-cell>
              <table:table-cell office:value-type="float" office:value="500.7478">
                <text:p>500.74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78125">
                <text:p>43134.4078125</text:p>
              </table:table-cell>
              <table:table-cell office:value-type="float" office:value="500.614">
                <text:p>500.614</text:p>
              </table:table-cell>
              <table:table-cell office:value-type="float" office:value="500.7456">
                <text:p>500.745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078703704">
                <text:p>43134.4078703704</text:p>
              </table:table-cell>
              <table:table-cell office:value-type="float" office:value="500.537">
                <text:p>500.537</text:p>
              </table:table-cell>
              <table:table-cell office:value-type="float" office:value="500.6784">
                <text:p>500.67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79282407">
                <text:p>43134.4079282407</text:p>
              </table:table-cell>
              <table:table-cell office:value-type="float" office:value="500.4795">
                <text:p>500.4795</text:p>
              </table:table-cell>
              <table:table-cell office:value-type="float" office:value="500.5639">
                <text:p>500.563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079861111">
                <text:p>43134.4079861111</text:p>
              </table:table-cell>
              <table:table-cell office:value-type="float" office:value="500.461">
                <text:p>500.461</text:p>
              </table:table-cell>
              <table:table-cell office:value-type="float" office:value="500.5356">
                <text:p>500.535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080439815">
                <text:p>43134.4080439815</text:p>
              </table:table-cell>
              <table:table-cell office:value-type="float" office:value="500.436">
                <text:p>500.436</text:p>
              </table:table-cell>
              <table:table-cell office:value-type="float" office:value="500.5067">
                <text:p>500.50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81018518">
                <text:p>43134.4081018518</text:p>
              </table:table-cell>
              <table:table-cell office:value-type="float" office:value="500.4065">
                <text:p>500.4065</text:p>
              </table:table-cell>
              <table:table-cell office:value-type="float" office:value="500.457">
                <text:p>500.4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81597222">
                <text:p>43134.4081597222</text:p>
              </table:table-cell>
              <table:table-cell office:value-type="float" office:value="500.3995">
                <text:p>500.3995</text:p>
              </table:table-cell>
              <table:table-cell office:value-type="float" office:value="500.4715">
                <text:p>500.47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82175926">
                <text:p>43134.4082175926</text:p>
              </table:table-cell>
              <table:table-cell office:value-type="float" office:value="500.4455">
                <text:p>500.4455</text:p>
              </table:table-cell>
              <table:table-cell office:value-type="float" office:value="671.358">
                <text:p>671.35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3134.408275463">
                <text:p>43134.408275463</text:p>
              </table:table-cell>
              <table:table-cell office:value-type="float" office:value="1249.322">
                <text:p>1249.322</text:p>
              </table:table-cell>
              <table:table-cell office:value-type="float" office:value="1648.0803">
                <text:p>1648.0803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43134.4083333333">
                <text:p>43134.4083333333</text:p>
              </table:table-cell>
              <table:table-cell office:value-type="float" office:value="2259.2245">
                <text:p>2259.2245</text:p>
              </table:table-cell>
              <table:table-cell office:value-type="float" office:value="2653.5429">
                <text:p>2653.542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float" office:value="43134.4083912037">
                <text:p>43134.4083912037</text:p>
              </table:table-cell>
              <table:table-cell office:value-type="float" office:value="3259.8965">
                <text:p>3259.8965</text:p>
              </table:table-cell>
              <table:table-cell office:value-type="float" office:value="3658.5891">
                <text:p>3658.5891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43134.4084490741">
                <text:p>43134.4084490741</text:p>
              </table:table-cell>
              <table:table-cell office:value-type="float" office:value="4270.333">
                <text:p>4270.333</text:p>
              </table:table-cell>
              <table:table-cell office:value-type="float" office:value="4664.2493">
                <text:p>4664.2493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float" office:value="43134.4085069444">
                <text:p>43134.4085069444</text:p>
              </table:table-cell>
              <table:table-cell office:value-type="float" office:value="5270.189">
                <text:p>5270.189</text:p>
              </table:table-cell>
              <table:table-cell office:value-type="float" office:value="5669.0149">
                <text:p>5669.0149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float" office:value="43134.4085648148">
                <text:p>43134.4085648148</text:p>
              </table:table-cell>
              <table:table-cell office:value-type="float" office:value="6274.93">
                <text:p>6274.93</text:p>
              </table:table-cell>
              <table:table-cell office:value-type="float" office:value="6672.9736">
                <text:p>6672.9736</text:p>
              </table:table-cell>
              <table:table-cell office:value-type="float" office:value="6772">
                <text:p>6772</text:p>
              </table:table-cell>
            </table:table-row>
            <table:table-row>
              <table:table-cell office:value-type="float" office:value="43134.4086226852">
                <text:p>43134.4086226852</text:p>
              </table:table-cell>
              <table:table-cell office:value-type="float" office:value="7284.175">
                <text:p>7284.175</text:p>
              </table:table-cell>
              <table:table-cell office:value-type="float" office:value="7678.0798">
                <text:p>7678.0798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float" office:value="43134.4086805556">
                <text:p>43134.4086805556</text:p>
              </table:table-cell>
              <table:table-cell office:value-type="float" office:value="8279.733">
                <text:p>8279.733</text:p>
              </table:table-cell>
              <table:table-cell office:value-type="float" office:value="8676.405">
                <text:p>8676.405</text:p>
              </table:table-cell>
              <table:table-cell office:value-type="float" office:value="8765">
                <text:p>8765</text:p>
              </table:table-cell>
            </table:table-row>
            <table:table-row>
              <table:table-cell office:value-type="float" office:value="43134.4087384259">
                <text:p>43134.4087384259</text:p>
              </table:table-cell>
              <table:table-cell office:value-type="float" office:value="9275.878">
                <text:p>9275.878</text:p>
              </table:table-cell>
              <table:table-cell office:value-type="float" office:value="9680.4827">
                <text:p>9680.4827</text:p>
              </table:table-cell>
              <table:table-cell office:value-type="float" office:value="9770">
                <text:p>9770</text:p>
              </table:table-cell>
            </table:table-row>
            <table:table-row>
              <table:table-cell office:value-type="float" office:value="43134.4087962963">
                <text:p>43134.4087962963</text:p>
              </table:table-cell>
              <table:table-cell office:value-type="float" office:value="10280.3155">
                <text:p>10280.3155</text:p>
              </table:table-cell>
              <table:table-cell office:value-type="float" office:value="10684.7256">
                <text:p>10684.7256</text:p>
              </table:table-cell>
              <table:table-cell office:value-type="float" office:value="10774">
                <text:p>10774</text:p>
              </table:table-cell>
            </table:table-row>
            <table:table-row>
              <table:table-cell office:value-type="float" office:value="43134.4088541667">
                <text:p>43134.4088541667</text:p>
              </table:table-cell>
              <table:table-cell office:value-type="float" office:value="11284.6245">
                <text:p>11284.6245</text:p>
              </table:table-cell>
              <table:table-cell office:value-type="float" office:value="11689.2008">
                <text:p>11689.2008</text:p>
              </table:table-cell>
              <table:table-cell office:value-type="float" office:value="11778">
                <text:p>11778</text:p>
              </table:table-cell>
            </table:table-row>
            <table:table-row>
              <table:table-cell office:value-type="float" office:value="43134.408912037">
                <text:p>43134.408912037</text:p>
              </table:table-cell>
              <table:table-cell office:value-type="float" office:value="12289.5975">
                <text:p>12289.5975</text:p>
              </table:table-cell>
              <table:table-cell office:value-type="float" office:value="12693.7554">
                <text:p>12693.7554</text:p>
              </table:table-cell>
              <table:table-cell office:value-type="float" office:value="12783">
                <text:p>12783</text:p>
              </table:table-cell>
            </table:table-row>
            <table:table-row>
              <table:table-cell office:value-type="float" office:value="43134.4089699074">
                <text:p>43134.4089699074</text:p>
              </table:table-cell>
              <table:table-cell office:value-type="float" office:value="13294.1125">
                <text:p>13294.1125</text:p>
              </table:table-cell>
              <table:table-cell office:value-type="float" office:value="13697.8751">
                <text:p>13697.8751</text:p>
              </table:table-cell>
              <table:table-cell office:value-type="float" office:value="13787">
                <text:p>13787</text:p>
              </table:table-cell>
            </table:table-row>
            <table:table-row>
              <table:table-cell office:value-type="float" office:value="43134.4090277778">
                <text:p>43134.4090277778</text:p>
              </table:table-cell>
              <table:table-cell office:value-type="float" office:value="14299.0795">
                <text:p>14299.0795</text:p>
              </table:table-cell>
              <table:table-cell office:value-type="float" office:value="14702.767">
                <text:p>14702.767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float" office:value="43134.4090856482">
                <text:p>43134.4090856482</text:p>
              </table:table-cell>
              <table:table-cell office:value-type="float" office:value="15102.791">
                <text:p>15102.791</text:p>
              </table:table-cell>
              <table:table-cell office:value-type="float" office:value="15469.9496">
                <text:p>15469.9496</text:p>
              </table:table-cell>
              <table:table-cell office:value-type="float" office:value="15572">
                <text:p>15572</text:p>
              </table:table-cell>
            </table:table-row>
            <table:table-row>
              <table:table-cell office:value-type="float" office:value="43134.4091435185">
                <text:p>43134.4091435185</text:p>
              </table:table-cell>
              <table:table-cell office:value-type="float" office:value="10202.698">
                <text:p>10202.698</text:p>
              </table:table-cell>
              <table:table-cell office:value-type="float" office:value="12979.2882">
                <text:p>12979.2882</text:p>
              </table:table-cell>
              <table:table-cell office:value-type="float" office:value="13673">
                <text:p>13673</text:p>
              </table:table-cell>
            </table:table-row>
            <table:table-row>
              <table:table-cell office:value-type="float" office:value="43134.4092013889">
                <text:p>43134.4092013889</text:p>
              </table:table-cell>
              <table:table-cell office:value-type="float" office:value="3442.3035">
                <text:p>3442.3035</text:p>
              </table:table-cell>
              <table:table-cell office:value-type="float" office:value="6026.4344">
                <text:p>6026.4344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float" office:value="43134.4093171296">
                <text:p>43134.409317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375">
                <text:p>43134.409375</text:p>
              </table:table-cell>
              <table:table-cell office:value-type="float" office:value="503.17">
                <text:p>503.17</text:p>
              </table:table-cell>
              <table:table-cell office:value-type="float" office:value="503.17">
                <text:p>503.1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3134.4094328704">
                <text:p>43134.4094328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4907407">
                <text:p>43134.4094907407</text:p>
              </table:table-cell>
              <table:table-cell office:value-type="float" office:value="500.686">
                <text:p>500.686</text:p>
              </table:table-cell>
              <table:table-cell office:value-type="float" office:value="501.3064">
                <text:p>501.306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134.4095486111">
                <text:p>43134.4095486111</text:p>
              </table:table-cell>
              <table:table-cell office:value-type="float" office:value="500.679">
                <text:p>500.679</text:p>
              </table:table-cell>
              <table:table-cell office:value-type="float" office:value="500.901">
                <text:p>500.90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096064815">
                <text:p>43134.4096064815</text:p>
              </table:table-cell>
              <table:table-cell office:value-type="float" office:value="500.613">
                <text:p>500.613</text:p>
              </table:table-cell>
              <table:table-cell office:value-type="float" office:value="500.7172">
                <text:p>500.71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6643519">
                <text:p>43134.4096643519</text:p>
              </table:table-cell>
              <table:table-cell office:value-type="float" office:value="500.2705">
                <text:p>500.2705</text:p>
              </table:table-cell>
              <table:table-cell office:value-type="float" office:value="500.3345">
                <text:p>500.33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7222222">
                <text:p>43134.4097222222</text:p>
              </table:table-cell>
              <table:table-cell office:value-type="float" office:value="500.2825">
                <text:p>500.2825</text:p>
              </table:table-cell>
              <table:table-cell office:value-type="float" office:value="500.3344">
                <text:p>500.33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7800926">
                <text:p>43134.4097800926</text:p>
              </table:table-cell>
              <table:table-cell office:value-type="float" office:value="500.284">
                <text:p>500.284</text:p>
              </table:table-cell>
              <table:table-cell office:value-type="float" office:value="500.338">
                <text:p>500.3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837963">
                <text:p>43134.409837963</text:p>
              </table:table-cell>
              <table:table-cell office:value-type="float" office:value="500.263">
                <text:p>500.263</text:p>
              </table:table-cell>
              <table:table-cell office:value-type="float" office:value="500.3436">
                <text:p>500.34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8958333">
                <text:p>43134.4098958333</text:p>
              </table:table-cell>
              <table:table-cell office:value-type="float" office:value="500.2625">
                <text:p>500.2625</text:p>
              </table:table-cell>
              <table:table-cell office:value-type="float" office:value="500.3212">
                <text:p>500.3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9537037">
                <text:p>43134.4099537037</text:p>
              </table:table-cell>
              <table:table-cell office:value-type="float" office:value="500.2485">
                <text:p>500.2485</text:p>
              </table:table-cell>
              <table:table-cell office:value-type="float" office:value="500.3252">
                <text:p>500.32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0115741">
                <text:p>43134.4100115741</text:p>
              </table:table-cell>
              <table:table-cell office:value-type="float" office:value="500.2325">
                <text:p>500.2325</text:p>
              </table:table-cell>
              <table:table-cell office:value-type="float" office:value="500.3003">
                <text:p>500.30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0694445">
                <text:p>43134.4100694445</text:p>
              </table:table-cell>
              <table:table-cell office:value-type="float" office:value="500.229">
                <text:p>500.229</text:p>
              </table:table-cell>
              <table:table-cell office:value-type="float" office:value="500.2884">
                <text:p>500.28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1273148">
                <text:p>43134.4101273148</text:p>
              </table:table-cell>
              <table:table-cell office:value-type="float" office:value="500.225">
                <text:p>500.225</text:p>
              </table:table-cell>
              <table:table-cell office:value-type="float" office:value="500.2852">
                <text:p>500.28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1851852">
                <text:p>43134.4101851852</text:p>
              </table:table-cell>
              <table:table-cell office:value-type="float" office:value="500.2445">
                <text:p>500.2445</text:p>
              </table:table-cell>
              <table:table-cell office:value-type="float" office:value="500.3262">
                <text:p>500.326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102430556">
                <text:p>43134.4102430556</text:p>
              </table:table-cell>
              <table:table-cell office:value-type="float" office:value="500.25">
                <text:p>500.25</text:p>
              </table:table-cell>
              <table:table-cell office:value-type="float" office:value="500.3251">
                <text:p>500.32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3009259">
                <text:p>43134.4103009259</text:p>
              </table:table-cell>
              <table:table-cell office:value-type="float" office:value="500.2435">
                <text:p>500.2435</text:p>
              </table:table-cell>
              <table:table-cell office:value-type="float" office:value="500.3043">
                <text:p>500.30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3134.4103587963">
                <text:p>43134.4103587963</text:p>
              </table:table-cell>
              <table:table-cell office:value-type="float" office:value="500.254">
                <text:p>500.254</text:p>
              </table:table-cell>
              <table:table-cell office:value-type="float" office:value="500.3163">
                <text:p>500.31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4166667">
                <text:p>43134.4104166667</text:p>
              </table:table-cell>
              <table:table-cell office:value-type="float" office:value="500.233">
                <text:p>500.233</text:p>
              </table:table-cell>
              <table:table-cell office:value-type="float" office:value="500.3314">
                <text:p>500.33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474537">
                <text:p>43134.410474537</text:p>
              </table:table-cell>
              <table:table-cell office:value-type="float" office:value="500.2355">
                <text:p>500.2355</text:p>
              </table:table-cell>
              <table:table-cell office:value-type="float" office:value="500.3167">
                <text:p>500.31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5324074">
                <text:p>43134.4105324074</text:p>
              </table:table-cell>
              <table:table-cell office:value-type="float" office:value="500.2375">
                <text:p>500.2375</text:p>
              </table:table-cell>
              <table:table-cell office:value-type="float" office:value="500.3062">
                <text:p>500.30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5902778">
                <text:p>43134.4105902778</text:p>
              </table:table-cell>
              <table:table-cell office:value-type="float" office:value="500.2315">
                <text:p>500.2315</text:p>
              </table:table-cell>
              <table:table-cell office:value-type="float" office:value="500.2992">
                <text:p>500.29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6481481">
                <text:p>43134.4106481481</text:p>
              </table:table-cell>
              <table:table-cell office:value-type="float" office:value="500.229">
                <text:p>500.229</text:p>
              </table:table-cell>
              <table:table-cell office:value-type="float" office:value="500.3186">
                <text:p>500.318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134.4107060185">
                <text:p>43134.4107060185</text:p>
              </table:table-cell>
              <table:table-cell office:value-type="float" office:value="500.2295">
                <text:p>500.2295</text:p>
              </table:table-cell>
              <table:table-cell office:value-type="float" office:value="500.2914">
                <text:p>500.29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7638889">
                <text:p>43134.4107638889</text:p>
              </table:table-cell>
              <table:table-cell office:value-type="float" office:value="500.2345">
                <text:p>500.2345</text:p>
              </table:table-cell>
              <table:table-cell office:value-type="float" office:value="500.3152">
                <text:p>500.31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8217593">
                <text:p>43134.4108217593</text:p>
              </table:table-cell>
              <table:table-cell office:value-type="float" office:value="500.2235">
                <text:p>500.2235</text:p>
              </table:table-cell>
              <table:table-cell office:value-type="float" office:value="500.3268">
                <text:p>500.326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8796296">
                <text:p>43134.4108796296</text:p>
              </table:table-cell>
              <table:table-cell office:value-type="float" office:value="500.225">
                <text:p>500.225</text:p>
              </table:table-cell>
              <table:table-cell office:value-type="float" office:value="500.2856">
                <text:p>500.2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9375">
                <text:p>43134.4109375</text:p>
              </table:table-cell>
              <table:table-cell office:value-type="float" office:value="500.225">
                <text:p>500.225</text:p>
              </table:table-cell>
              <table:table-cell office:value-type="float" office:value="500.2851">
                <text:p>500.28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9953704">
                <text:p>43134.4109953704</text:p>
              </table:table-cell>
              <table:table-cell office:value-type="float" office:value="500.218">
                <text:p>500.218</text:p>
              </table:table-cell>
              <table:table-cell office:value-type="float" office:value="500.2695">
                <text:p>500.26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0532407">
                <text:p>43134.4110532407</text:p>
              </table:table-cell>
              <table:table-cell office:value-type="float" office:value="500.224">
                <text:p>500.224</text:p>
              </table:table-cell>
              <table:table-cell office:value-type="float" office:value="500.2781">
                <text:p>500.278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1111111">
                <text:p>43134.4111111111</text:p>
              </table:table-cell>
              <table:table-cell office:value-type="float" office:value="500.194">
                <text:p>500.194</text:p>
              </table:table-cell>
              <table:table-cell office:value-type="float" office:value="500.2802">
                <text:p>500.28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1689815">
                <text:p>43134.4111689815</text:p>
              </table:table-cell>
              <table:table-cell office:value-type="float" office:value="500.21">
                <text:p>500.21</text:p>
              </table:table-cell>
              <table:table-cell office:value-type="float" office:value="500.2902">
                <text:p>500.29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2268519">
                <text:p>43134.4112268519</text:p>
              </table:table-cell>
              <table:table-cell office:value-type="float" office:value="500.223">
                <text:p>500.223</text:p>
              </table:table-cell>
              <table:table-cell office:value-type="float" office:value="500.2856">
                <text:p>500.2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2847222">
                <text:p>43134.4112847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1">
      <style:chart-properties chart:display-label="true" chart:logarithmic="false" chart:interval-major="0.00011574074074074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061cm" svg:height="10.79cm" xlink:href=".." xlink:type="simple" chart:class="chart:scatter" chart:style-name="ch1">
        <chart:legend chart:legend-position="end" svg:x="29.939cm" svg:y="5.096cm" style:legend-expansion="high" chart:style-name="ch2"/>
        <chart:plot-area chart:style-name="ch3" table:cell-range-address="'2018-02-03-09-52-25-344859 - blocking2'.A1:'2018-02-03-09-52-25-344859 - blocking2'.B69" chart:data-source-has-labels="both" svg:x="0.997cm" svg:y="0.016cm" svg:width="27.989cm" svg:height="10.359cm">
          <chartooo:coordinate-region svg:x="2.076cm" svg:y="0.215cm" svg:width="26.77cm" svg:height="8.694cm"/>
          <chart:axis chart:dimension="x" chart:name="primary-x" chart:style-name="ch4" chartooo:axis-type="auto">
            <chart:categories table:cell-range-address="'2018-02-03-09-52-25-344859 - blocking2'.A2:'2018-02-03-09-52-25-344859 - blocking2'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8-02-03-09-52-25-344859 - blocking2'.B2:'2018-02-03-09-52-25-344859 - blocking2'.B69" chart:label-cell-address="'2018-02-03-09-52-25-344859 - blocking2'.B1:'2018-02-03-09-52-25-344859 - blocking2'.B1" chart:class="chart:scatter">
            <chart:domain table:cell-range-address="'2018-02-03-09-52-25-344859 - blocking2'.A2:'2018-02-03-09-52-25-344859 - blocking2'.A69"/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ation_percent</text:p>
                <draw:g>
                  <svg:desc>'2018-02-03-09-52-25-344859 - blocking2'.B1:'2018-02-03-09-52-25-344859 - blocking2'.B1</svg:desc>
                </draw:g>
              </table:table-cell>
            </table:table-row>
          </table:table-header-rows>
          <table:table-rows>
            <table:table-row>
              <table:table-cell office:value-type="float" office:value="43134.407349537">
                <text:p>43134.407349537</text:p>
                <draw:g>
                  <svg:desc>'2018-02-03-09-52-25-344859 - blocking2'.A2:'2018-02-03-09-52-25-344859 - blocking2'.A69</svg:desc>
                </draw:g>
              </table:table-cell>
              <table:table-cell office:value-type="float" office:value="0">
                <text:p>0</text:p>
                <draw:g>
                  <svg:desc>'2018-02-03-09-52-25-344859 - blocking2'.B2:'2018-02-03-09-52-25-344859 - blocking2'.B69</svg:desc>
                </draw:g>
              </table:table-cell>
            </table:table-row>
            <table:table-row>
              <table:table-cell office:value-type="float" office:value="43134.4074074074">
                <text:p>43134.407407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4652778">
                <text:p>43134.4074652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5231482">
                <text:p>43134.40752314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134.4075810185">
                <text:p>43134.407581018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134.4076388889">
                <text:p>43134.407638888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76967593">
                <text:p>43134.40769675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77546296">
                <text:p>43134.40775462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78125">
                <text:p>43134.40781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78703704">
                <text:p>43134.407870370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3134.4079282407">
                <text:p>43134.40792824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079861111">
                <text:p>43134.40798611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080439815">
                <text:p>43134.40804398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081018518">
                <text:p>43134.40810185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081597222">
                <text:p>43134.40815972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082175926">
                <text:p>43134.4082175926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43134.408275463">
                <text:p>43134.40827546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3333333">
                <text:p>43134.408333333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3912037">
                <text:p>43134.408391203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4490741">
                <text:p>43134.408449074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5069444">
                <text:p>43134.408506944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5648148">
                <text:p>43134.408564814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6226852">
                <text:p>43134.40862268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6805556">
                <text:p>43134.408680555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43134.4087384259">
                <text:p>43134.408738425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43134.4087962963">
                <text:p>43134.4087962963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3134.4088541667">
                <text:p>43134.408854166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912037">
                <text:p>43134.40891203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89699074">
                <text:p>43134.408969907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90277778">
                <text:p>43134.409027777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90856482">
                <text:p>43134.409085648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91435185">
                <text:p>43134.409143518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3134.4092013889">
                <text:p>43134.4092013889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43134.4093171296">
                <text:p>43134.409317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375">
                <text:p>43134.409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134.4094328704">
                <text:p>43134.409432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4907407">
                <text:p>43134.40949074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134.4095486111">
                <text:p>43134.409548611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134.4096064815">
                <text:p>43134.40960648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6643519">
                <text:p>43134.40966435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7222222">
                <text:p>43134.40972222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7800926">
                <text:p>43134.40978009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09837963">
                <text:p>43134.40983796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3134.4098958333">
                <text:p>43134.40989583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099537037">
                <text:p>43134.40995370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100115741">
                <text:p>43134.41001157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100694445">
                <text:p>43134.41006944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101273148">
                <text:p>43134.41012731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134.4101851852">
                <text:p>43134.410185185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43134.4102430556">
                <text:p>43134.41024305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3009259">
                <text:p>43134.410300925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3587963">
                <text:p>43134.410358796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4166667">
                <text:p>43134.410416666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474537">
                <text:p>43134.4104745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5324074">
                <text:p>43134.410532407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5902778">
                <text:p>43134.410590277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6481481">
                <text:p>43134.410648148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7060185">
                <text:p>43134.410706018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7638889">
                <text:p>43134.410763888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8217593">
                <text:p>43134.410821759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3134.4108796296">
                <text:p>43134.410879629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134.4109375">
                <text:p>43134.41093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09953704">
                <text:p>43134.41099537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0532407">
                <text:p>43134.41105324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1111111">
                <text:p>43134.41111111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1689815">
                <text:p>43134.41116898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4.4112268519">
                <text:p>43134.411226851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134.4112847222">
                <text:p>43134.41128472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1">
      <style:chart-properties chart:display-label="true" chart:logarithmic="false" chart:interval-major="0.00011574074074074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005cm" svg:height="10.817cm" xlink:href=".." xlink:type="simple" chart:class="chart:scatter" chart:style-name="ch1">
        <chart:legend chart:legend-position="end" svg:x="28.983cm" svg:y="4.611cm" style:legend-expansion="high" chart:style-name="ch2"/>
        <chart:plot-area chart:style-name="ch3" table:cell-range-address="'2018-02-03-09-52-25-344859 - blocking2'.A1:'2018-02-03-09-52-25-344859 - blocking2'.A69 '2018-02-03-09-52-25-344859 - blocking2'.I1:'2018-02-03-09-52-25-344859 - blocking2'.K69" chart:data-source-has-labels="both" svg:x="0.846cm" svg:y="0.015cm" svg:width="28.131cm" svg:height="10.381cm">
          <chartooo:coordinate-region svg:x="1.925cm" svg:y="0.214cm" svg:width="26.912cm" svg:height="8.716cm"/>
          <chart:axis chart:dimension="x" chart:name="primary-x" chart:style-name="ch4" chartooo:axis-type="auto">
            <chart:categories table:cell-range-address="'2018-02-03-09-52-25-344859 - blocking2'.A2:'2018-02-03-09-52-25-344859 - blocking2'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8-02-03-09-52-25-344859 - blocking2'.I2:'2018-02-03-09-52-25-344859 - blocking2'.I69" chart:label-cell-address="'2018-02-03-09-52-25-344859 - blocking2'.I1:'2018-02-03-09-52-25-344859 - blocking2'.I1" chart:class="chart:scatter">
            <chart:domain table:cell-range-address="'2018-02-03-09-52-25-344859 - blocking2'.A2:'2018-02-03-09-52-25-344859 - blocking2'.A69"/>
            <chart:data-point chart:repeated="68"/>
          </chart:series>
          <chart:series chart:style-name="ch8" chart:values-cell-range-address="'2018-02-03-09-52-25-344859 - blocking2'.J2:'2018-02-03-09-52-25-344859 - blocking2'.J69" chart:label-cell-address="'2018-02-03-09-52-25-344859 - blocking2'.J1:'2018-02-03-09-52-25-344859 - blocking2'.J1" chart:class="chart:scatter">
            <chart:data-point chart:repeated="68"/>
          </chart:series>
          <chart:series chart:style-name="ch9" chart:values-cell-range-address="'2018-02-03-09-52-25-344859 - blocking2'.K2:'2018-02-03-09-52-25-344859 - blocking2'.K69" chart:label-cell-address="'2018-02-03-09-52-25-344859 - blocking2'.K1:'2018-02-03-09-52-25-344859 - blocking2'.K1" chart:class="chart:scatter"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_median_percent</text:p>
                <draw:g>
                  <svg:desc>'2018-02-03-09-52-25-344859 - blocking2'.I1:'2018-02-03-09-52-25-344859 - blocking2'.I1</svg:desc>
                </draw:g>
              </table:table-cell>
              <table:table-cell office:value-type="string">
                <text:p>waiting_p90_percent</text:p>
                <draw:g>
                  <svg:desc>'2018-02-03-09-52-25-344859 - blocking2'.J1:'2018-02-03-09-52-25-344859 - blocking2'.J1</svg:desc>
                </draw:g>
              </table:table-cell>
              <table:table-cell office:value-type="string">
                <text:p>waiting_max_percent</text:p>
                <draw:g>
                  <svg:desc>'2018-02-03-09-52-25-344859 - blocking2'.K1:'2018-02-03-09-52-25-344859 - blocking2'.K1</svg:desc>
                </draw:g>
              </table:table-cell>
            </table:table-row>
          </table:table-header-rows>
          <table:table-rows>
            <table:table-row>
              <table:table-cell office:value-type="float" office:value="43134.407349537">
                <text:p>43134.407349537</text:p>
                <draw:g>
                  <svg:desc>'2018-02-03-09-52-25-344859 - blocking2'.A2:'2018-02-03-09-52-25-344859 - blocking2'.A69</svg:desc>
                </draw:g>
              </table:table-cell>
              <table:table-cell office:value-type="float" office:value="0">
                <text:p>0</text:p>
                <draw:g>
                  <svg:desc>'2018-02-03-09-52-25-344859 - blocking2'.I2:'2018-02-03-09-52-25-344859 - blocking2'.I69</svg:desc>
                </draw:g>
              </table:table-cell>
              <table:table-cell office:value-type="float" office:value="0">
                <text:p>0</text:p>
                <draw:g>
                  <svg:desc>'2018-02-03-09-52-25-344859 - blocking2'.J2:'2018-02-03-09-52-25-344859 - blocking2'.J69</svg:desc>
                </draw:g>
              </table:table-cell>
              <table:table-cell office:value-type="float" office:value="0">
                <text:p>0</text:p>
                <draw:g>
                  <svg:desc>'2018-02-03-09-52-25-344859 - blocking2'.K2:'2018-02-03-09-52-25-344859 - blocking2'.K69</svg:desc>
                </draw:g>
              </table:table-cell>
            </table:table-row>
            <table:table-row>
              <table:table-cell office:value-type="float" office:value="43134.4074074074">
                <text:p>43134.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4652778">
                <text:p>43134.4074652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5231482">
                <text:p>43134.4075231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5810185">
                <text:p>43134.4075810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6388889">
                <text:p>43134.40763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6967593">
                <text:p>43134.4076967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7546296">
                <text:p>43134.4077546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8125">
                <text:p>43134.4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8703704">
                <text:p>43134.4078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9282407">
                <text:p>43134.407928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79861111">
                <text:p>43134.407986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80439815">
                <text:p>43134.4080439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81018518">
                <text:p>43134.4081018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81597222">
                <text:p>43134.4081597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82175926">
                <text:p>43134.408217592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134.408275463">
                <text:p>43134.408275463</text:p>
              </table:table-cell>
              <table:table-cell office:value-type="float" office:value="59.5">
                <text:p>59.5</text:p>
              </table:table-cell>
              <table:table-cell office:value-type="float" office:value="69.1">
                <text:p>69.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134.4083333333">
                <text:p>43134.4083333333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134.4083912037">
                <text:p>43134.4083912037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134.4084490741">
                <text:p>43134.4084490741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134.4085069444">
                <text:p>43134.4085069444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134.4085648148">
                <text:p>43134.4085648148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134.4086226852">
                <text:p>43134.408622685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134.4086805556">
                <text:p>43134.4086805556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134.4087384259">
                <text:p>43134.4087384259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134.4087962963">
                <text:p>43134.4087962963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134.4088541667">
                <text:p>43134.408854166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134.408912037">
                <text:p>43134.408912037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134.4089699074">
                <text:p>43134.408969907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134.4090277778">
                <text:p>43134.4090277778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134.4090856482">
                <text:p>43134.4090856482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134.4091435185">
                <text:p>43134.409143518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134.4092013889">
                <text:p>43134.4092013889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134.4093171296">
                <text:p>43134.409317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375">
                <text:p>43134.4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4328704">
                <text:p>43134.4094328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4907407">
                <text:p>43134.409490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5486111">
                <text:p>43134.4095486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6064815">
                <text:p>43134.409606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6643519">
                <text:p>43134.4096643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7222222">
                <text:p>43134.40972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7800926">
                <text:p>43134.4097800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837963">
                <text:p>43134.409837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8958333">
                <text:p>43134.4098958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099537037">
                <text:p>43134.4099537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0115741">
                <text:p>43134.4100115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0694445">
                <text:p>43134.4100694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1273148">
                <text:p>43134.4101273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1851852">
                <text:p>43134.4101851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2430556">
                <text:p>43134.4102430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3009259">
                <text:p>43134.4103009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3587963">
                <text:p>43134.4103587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4166667">
                <text:p>43134.41041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474537">
                <text:p>43134.410474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5324074">
                <text:p>43134.410532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5902778">
                <text:p>43134.4105902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6481481">
                <text:p>43134.4106481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7060185">
                <text:p>43134.4107060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7638889">
                <text:p>43134.410763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8217593">
                <text:p>43134.4108217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8796296">
                <text:p>43134.4108796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9375">
                <text:p>43134.41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09953704">
                <text:p>43134.410995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10532407">
                <text:p>43134.411053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11111111">
                <text:p>43134.4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11689815">
                <text:p>43134.4111689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12268519">
                <text:p>43134.4112268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4.4112847222">
                <text:p>43134.4112847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